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Noto Serif CJK JP2" svg:font-family="'Noto Serif CJK JP'" style:font-family-generic="roman" style:font-pitch="variable"/>
    <style:font-face style:name="Noto Serif CJK JP1" svg:font-family="'Noto Serif CJK JP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Noto Serif JP" svg:font-family="'Noto Serif JP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21.38cm" table:align="margins"/>
    </style:style>
    <style:style style:name="Table4.A" style:family="table-column">
      <style:table-column-properties style:column-width="11.377cm" style:rel-column-width="34875*"/>
    </style:style>
    <style:style style:name="Table4.B" style:family="table-column">
      <style:table-column-properties style:column-width="10.003cm" style:rel-column-width="30660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999cm" table:align="left"/>
    </style:style>
    <style:style style:name="表3.A" style:family="table-column">
      <style:table-column-properties style:column-width="7.999cm"/>
    </style:style>
    <style:style style:name="表3.A1" style:family="table-cell">
      <style:table-cell-properties fo:padding="0.097cm" fo:border="none"/>
    </style:style>
    <style:style style:name="表6" style:family="table">
      <style:table-properties style:width="11.183cm" table:align="margins"/>
    </style:style>
    <style:style style:name="表6.A" style:family="table-column">
      <style:table-column-properties style:column-width="11.183cm" style:rel-column-width="65535*"/>
    </style:style>
    <style:style style:name="表6.1" style:family="table-row">
      <style:table-row-properties style:min-row-height="3.796cm"/>
    </style:style>
    <style:style style:name="表6.A1" style:family="table-cell">
      <style:table-cell-properties style:vertical-align="middle" fo:padding="0.097cm" fo:border="none"/>
    </style:style>
    <style:style style:name="表1" style:family="table">
      <style:table-properties style:width="9.809cm" table:align="margins"/>
    </style:style>
    <style:style style:name="表1.A" style:family="table-column">
      <style:table-column-properties style:column-width="9.809cm" style:rel-column-width="65535*"/>
    </style:style>
    <style:style style:name="表1.1" style:family="table-row">
      <style:table-row-properties style:min-row-height="1.199cm"/>
    </style:style>
    <style:style style:name="表1.A1" style:family="table-cell">
      <style:table-cell-properties style:vertical-align="middle" fo:background-color="#dee6ef" fo:padding="0.097cm" fo:border="none">
        <style:background-image/>
      </style:table-cell-properties>
    </style:style>
    <style:style style:name="表1.A2" style:family="table-cell">
      <style:table-cell-properties fo:padding="0.097cm" fo:border="none"/>
    </style:style>
    <style:style style:name="表5" style:family="table">
      <style:table-properties style:width="9.809cm" table:align="margins"/>
    </style:style>
    <style:style style:name="表5.A" style:family="table-column">
      <style:table-column-properties style:column-width="2.051cm" style:rel-column-width="13703*"/>
    </style:style>
    <style:style style:name="表5.B" style:family="table-column">
      <style:table-column-properties style:column-width="7.758cm" style:rel-column-width="51832*"/>
    </style:style>
    <style:style style:name="表5.A1" style:family="table-cell">
      <style:table-cell-properties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fo:padding="0.097cm" fo:border="0.05pt solid #000000"/>
    </style:style>
    <style:style style:name="表5.A2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.B3" style:family="table-cell">
      <style:table-cell-properties fo:padding="0.097cm" fo:border-left="0.05pt solid #000000" fo:border-right="0.05pt solid #000000" fo:border-top="none" fo:border-bottom="0.05pt solid #000000"/>
    </style:style>
    <style:style style:name="表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012cm" fo:margin-left="1.221cm" table:align="left"/>
    </style:style>
    <style:style style:name="Table3.A" style:family="table-column">
      <style:table-column-properties style:column-width="2.214cm"/>
    </style:style>
    <style:style style:name="Table3.B" style:family="table-column">
      <style:table-column-properties style:column-width="3.193cm"/>
    </style:style>
    <style:style style:name="Table3.C" style:family="table-column">
      <style:table-column-properties style:column-width="2.605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1.38cm" table:align="margins"/>
    </style:style>
    <style:style style:name="Table2.A" style:family="table-column">
      <style:table-column-properties style:column-width="2.043cm" style:rel-column-width="6260*"/>
    </style:style>
    <style:style style:name="Table2.B" style:family="table-column">
      <style:table-column-properties style:column-width="7.158cm" style:rel-column-width="21940*"/>
    </style:style>
    <style:style style:name="Table2.C" style:family="table-column">
      <style:table-column-properties style:column-width="2.399cm" style:rel-column-width="7353*"/>
    </style:style>
    <style:style style:name="Table2.D" style:family="table-column">
      <style:table-column-properties style:column-width="1.707cm" style:rel-column-width="5233*"/>
    </style:style>
    <style:style style:name="Table2.E" style:family="table-column">
      <style:table-column-properties style:column-width="0.988cm" style:rel-column-width="3027*"/>
    </style:style>
    <style:style style:name="Table2.F" style:family="table-column">
      <style:table-column-properties style:column-width="2.004cm" style:rel-column-width="6142*"/>
    </style:style>
    <style:style style:name="Table2.G" style:family="table-column">
      <style:table-column-properties style:column-width="0.508cm" style:rel-column-width="1557*"/>
    </style:style>
    <style:style style:name="Table2.H" style:family="table-column">
      <style:table-column-properties style:column-width="2.088cm" style:rel-column-width="6401*"/>
    </style:style>
    <style:style style:name="Table2.I" style:family="table-column">
      <style:table-column-properties style:column-width="2.487cm" style:rel-column-width="7622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style:vertical-align="middle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ffffff" fo:border-right="none" fo:border-top="none" fo:border-bottom="0.05pt solid #000000"/>
    </style:style>
    <style:style style:name="Table2.C2" style:family="table-cell">
      <style:table-cell-properties fo:padding="0.097cm" fo:border-left="0.05pt solid #ffffff" fo:border-right="none" fo:border-top="none" fo:border-bottom="0.05pt solid #000000"/>
    </style:style>
    <style:style style:name="Table2.D2" style:family="table-cell">
      <style:table-cell-properties fo:padding="0.097cm" fo:border-left="0.05pt solid #ffffff" fo:border-right="none" fo:border-top="none" fo:border-bottom="0.05pt solid #000000"/>
    </style:style>
    <style:style style:name="Table2.E2" style:family="table-cell">
      <style:table-cell-properties fo:padding="0.097cm" fo:border-left="0.05pt solid #ffffff" fo:border-right="none" fo:border-top="none" fo:border-bottom="0.05pt solid #000000"/>
    </style:style>
    <style:style style:name="Table2.F2" style:family="table-cell">
      <style:table-cell-properties fo:padding="0.097cm" fo:border-left="0.05pt solid #ffffff" fo:border-right="none" fo:border-top="none" fo:border-bottom="0.05pt solid #000000"/>
    </style:style>
    <style:style style:name="Table2.G2" style:family="table-cell">
      <style:table-cell-properties fo:padding="0.097cm" fo:border-left="0.05pt solid #ffffff" fo:border-right="none" fo:border-top="none" fo:border-bottom="0.05pt solid #000000"/>
    </style:style>
    <style:style style:name="Table2.H2" style:family="table-cell">
      <style:table-cell-properties fo:padding="0.097cm" fo:border-left="0.05pt solid #ffffff" fo:border-right="none" fo:border-top="none" fo:border-bottom="0.05pt solid #000000"/>
    </style:style>
    <style:style style:name="Table2.I2" style:family="table-cell">
      <style:table-cell-properties fo:padding="0.097cm" fo:border-left="0.05pt solid #ffffff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Table2.I3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ffffff" fo:border-right="none" fo:border-top="none" fo:border-bottom="0.05pt solid #000000"/>
    </style:style>
    <style:style style:name="Table2.C4" style:family="table-cell">
      <style:table-cell-properties fo:padding="0.097cm" fo:border-left="0.05pt solid #ffffff" fo:border-right="none" fo:border-top="none" fo:border-bottom="0.05pt solid #000000"/>
    </style:style>
    <style:style style:name="Table2.D4" style:family="table-cell">
      <style:table-cell-properties fo:padding="0.097cm" fo:border-left="0.05pt solid #ffffff" fo:border-right="none" fo:border-top="none" fo:border-bottom="0.05pt solid #000000"/>
    </style:style>
    <style:style style:name="Table2.E4" style:family="table-cell">
      <style:table-cell-properties fo:padding="0.097cm" fo:border-left="0.05pt solid #ffffff" fo:border-right="none" fo:border-top="none" fo:border-bottom="0.05pt solid #000000"/>
    </style:style>
    <style:style style:name="Table2.F4" style:family="table-cell">
      <style:table-cell-properties fo:padding="0.097cm" fo:border-left="0.05pt solid #ffffff" fo:border-right="none" fo:border-top="none" fo:border-bottom="0.05pt solid #000000"/>
    </style:style>
    <style:style style:name="Table2.G4" style:family="table-cell">
      <style:table-cell-properties fo:padding="0.097cm" fo:border-left="0.05pt solid #ffffff" fo:border-right="none" fo:border-top="none" fo:border-bottom="0.05pt solid #000000"/>
    </style:style>
    <style:style style:name="Table2.H4" style:family="table-cell">
      <style:table-cell-properties fo:padding="0.097cm" fo:border-left="0.05pt solid #ffffff" fo:border-right="none" fo:border-top="none" fo:border-bottom="0.05pt solid #000000"/>
    </style:style>
    <style:style style:name="Table2.I4" style:family="table-cell">
      <style:table-cell-properties fo:padding="0.097cm" fo:border-left="0.05pt solid #ffffff" fo:border-right="0.05pt solid #000000" fo:border-top="none" fo:border-bottom="0.05pt solid #000000"/>
    </style:style>
    <style:style style:name="表2" style:family="table">
      <style:table-properties style:width="4.588cm" table:align="right"/>
    </style:style>
    <style:style style:name="表2.A" style:family="table-column">
      <style:table-column-properties style:column-width="2.103cm"/>
    </style:style>
    <style:style style:name="表2.B" style:family="table-column">
      <style:table-column-properties style:column-width="2.485cm"/>
    </style:style>
    <style:style style:name="表2.A1" style:family="table-cell">
      <style:table-cell-properties style:vertical-align="middle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style:vertical-align="middle" fo:padding="0.097cm" fo:border="0.05pt solid #000000"/>
    </style:style>
    <style:style style:name="表2.A2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21.38cm" table:align="margins"/>
    </style:style>
    <style:style style:name="表4.A" style:family="table-column">
      <style:table-column-properties style:column-width="1.917cm" style:rel-column-width="1661*"/>
    </style:style>
    <style:style style:name="表4.B" style:family="table-column">
      <style:table-column-properties style:column-width="3.75cm" style:rel-column-width="3248*"/>
    </style:style>
    <style:style style:name="表4.C" style:family="table-column">
      <style:table-column-properties style:column-width="3.448cm" style:rel-column-width="2988*"/>
    </style:style>
    <style:style style:name="表4.D" style:family="table-column">
      <style:table-column-properties style:column-width="2.956cm" style:rel-column-width="2561*"/>
    </style:style>
    <style:style style:name="表4.E" style:family="table-column">
      <style:table-column-properties style:column-width="2.641cm" style:rel-column-width="2287*"/>
    </style:style>
    <style:style style:name="表4.G" style:family="table-column">
      <style:table-column-properties style:column-width="2.639cm" style:rel-column-width="2286*"/>
    </style:style>
    <style:style style:name="表4.H" style:family="table-column">
      <style:table-column-properties style:column-width="1.388cm" style:rel-column-width="1203*"/>
    </style:style>
    <style:style style:name="表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4.H1" style:family="table-cell">
      <style:table-cell-properties style:vertical-align="middle"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ffffff" fo:border-right="none" fo:border-top="none" fo:border-bottom="0.05pt solid #000000"/>
    </style:style>
    <style:style style:name="表4.C2" style:family="table-cell">
      <style:table-cell-properties fo:padding="0.097cm" fo:border-left="0.05pt solid #ffffff" fo:border-right="none" fo:border-top="none" fo:border-bottom="0.05pt solid #000000"/>
    </style:style>
    <style:style style:name="表4.D2" style:family="table-cell">
      <style:table-cell-properties fo:padding="0.097cm" fo:border-left="0.05pt solid #ffffff" fo:border-right="none" fo:border-top="none" fo:border-bottom="0.05pt solid #000000"/>
    </style:style>
    <style:style style:name="表4.E2" style:family="table-cell">
      <style:table-cell-properties fo:padding="0.097cm" fo:border-left="0.05pt solid #ffffff" fo:border-right="none" fo:border-top="none" fo:border-bottom="0.05pt solid #000000"/>
    </style:style>
    <style:style style:name="表4.F2" style:family="table-cell">
      <style:table-cell-properties fo:padding="0.097cm" fo:border-left="0.05pt solid #ffffff" fo:border-right="none" fo:border-top="none" fo:border-bottom="0.05pt solid #000000"/>
    </style:style>
    <style:style style:name="表4.G2" style:family="table-cell">
      <style:table-cell-properties fo:padding="0.097cm" fo:border-left="0.05pt solid #ffffff" fo:border-right="none" fo:border-top="none" fo:border-bottom="0.05pt solid #000000"/>
    </style:style>
    <style:style style:name="表4.H2" style:family="table-cell">
      <style:table-cell-properties fo:padding="0.097cm" fo:border-left="0.05pt solid #ffffff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ffffff" fo:border-right="none" fo:border-top="none" fo:border-bottom="0.05pt solid #000000"/>
    </style:style>
    <style:style style:name="表4.C3" style:family="table-cell">
      <style:table-cell-properties fo:padding="0.097cm" fo:border-left="0.05pt solid #ffffff" fo:border-right="none" fo:border-top="none" fo:border-bottom="0.05pt solid #000000"/>
    </style:style>
    <style:style style:name="表4.D3" style:family="table-cell">
      <style:table-cell-properties fo:padding="0.097cm" fo:border-left="0.05pt solid #ffffff" fo:border-right="none" fo:border-top="none" fo:border-bottom="0.05pt solid #000000"/>
    </style:style>
    <style:style style:name="表4.E3" style:family="table-cell">
      <style:table-cell-properties fo:padding="0.097cm" fo:border-left="0.05pt solid #ffffff" fo:border-right="none" fo:border-top="none" fo:border-bottom="0.05pt solid #000000"/>
    </style:style>
    <style:style style:name="表4.F3" style:family="table-cell">
      <style:table-cell-properties fo:padding="0.097cm" fo:border-left="0.05pt solid #ffffff" fo:border-right="none" fo:border-top="none" fo:border-bottom="0.05pt solid #000000"/>
    </style:style>
    <style:style style:name="表4.G3" style:family="table-cell">
      <style:table-cell-properties fo:padding="0.097cm" fo:border-left="0.05pt solid #ffffff" fo:border-right="none" fo:border-top="none" fo:border-bottom="0.05pt solid #000000"/>
    </style:style>
    <style:style style:name="表4.H3" style:family="table-cell">
      <style:table-cell-properties fo:padding="0.097cm" fo:border-left="0.05pt solid #ffffff" fo:border-right="0.05pt solid #000000" fo:border-top="none" fo:border-bottom="0.05pt solid #000000"/>
    </style:style>
    <style:style style:name="表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4.B4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表4.H4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表4.A5" style:family="table-cell">
      <style:table-cell-properties fo:padding="0.097cm" fo:border-left="0.05pt solid #000000" fo:border-right="none" fo:border-top="none" fo:border-bottom="0.05pt solid #000000"/>
    </style:style>
    <style:style style:name="表4.B5" style:family="table-cell">
      <style:table-cell-properties fo:padding="0.097cm" fo:border-left="0.05pt solid #ffffff" fo:border-right="none" fo:border-top="none" fo:border-bottom="0.05pt solid #000000"/>
    </style:style>
    <style:style style:name="表4.C5" style:family="table-cell">
      <style:table-cell-properties fo:padding="0.097cm" fo:border-left="0.05pt solid #ffffff" fo:border-right="none" fo:border-top="none" fo:border-bottom="0.05pt solid #000000"/>
    </style:style>
    <style:style style:name="表4.D5" style:family="table-cell">
      <style:table-cell-properties fo:padding="0.097cm" fo:border-left="0.05pt solid #ffffff" fo:border-right="none" fo:border-top="none" fo:border-bottom="0.05pt solid #000000"/>
    </style:style>
    <style:style style:name="表4.E5" style:family="table-cell">
      <style:table-cell-properties fo:padding="0.097cm" fo:border-left="0.05pt solid #ffffff" fo:border-right="none" fo:border-top="none" fo:border-bottom="0.05pt solid #000000"/>
    </style:style>
    <style:style style:name="表4.F5" style:family="table-cell">
      <style:table-cell-properties fo:padding="0.097cm" fo:border-left="0.05pt solid #ffffff" fo:border-right="none" fo:border-top="none" fo:border-bottom="0.05pt solid #000000"/>
    </style:style>
    <style:style style:name="表4.G5" style:family="table-cell">
      <style:table-cell-properties fo:padding="0.097cm" fo:border-left="0.05pt solid #ffffff" fo:border-right="none" fo:border-top="none" fo:border-bottom="0.05pt solid #000000"/>
    </style:style>
    <style:style style:name="表4.H5" style:family="table-cell">
      <style:table-cell-properties fo:padding="0.097cm" fo:border-left="0.05pt solid #ffffff" fo:border-right="0.05pt solid #000000" fo:border-top="none" fo:border-bottom="0.05pt solid #000000"/>
    </style:style>
    <style:style style:name="表4.A6" style:family="table-cell">
      <style:table-cell-properties fo:padding="0.097cm" fo:border-left="0.05pt solid #000000" fo:border-right="none" fo:border-top="none" fo:border-bottom="0.05pt solid #000000"/>
    </style:style>
    <style:style style:name="表4.B6" style:family="table-cell">
      <style:table-cell-properties fo:padding="0.097cm" fo:border-left="0.05pt solid #ffffff" fo:border-right="none" fo:border-top="none" fo:border-bottom="0.05pt solid #000000"/>
    </style:style>
    <style:style style:name="表4.C6" style:family="table-cell">
      <style:table-cell-properties fo:padding="0.097cm" fo:border-left="0.05pt solid #ffffff" fo:border-right="none" fo:border-top="none" fo:border-bottom="0.05pt solid #000000"/>
    </style:style>
    <style:style style:name="表4.D6" style:family="table-cell">
      <style:table-cell-properties fo:padding="0.097cm" fo:border-left="0.05pt solid #ffffff" fo:border-right="none" fo:border-top="none" fo:border-bottom="0.05pt solid #000000"/>
    </style:style>
    <style:style style:name="表4.E6" style:family="table-cell">
      <style:table-cell-properties fo:padding="0.097cm" fo:border-left="0.05pt solid #ffffff" fo:border-right="none" fo:border-top="none" fo:border-bottom="0.05pt solid #000000"/>
    </style:style>
    <style:style style:name="表4.F6" style:family="table-cell">
      <style:table-cell-properties fo:padding="0.097cm" fo:border-left="0.05pt solid #ffffff" fo:border-right="none" fo:border-top="none" fo:border-bottom="0.05pt solid #000000"/>
    </style:style>
    <style:style style:name="表4.G6" style:family="table-cell">
      <style:table-cell-properties fo:padding="0.097cm" fo:border-left="0.05pt solid #ffffff" fo:border-right="none" fo:border-top="none" fo:border-bottom="0.05pt solid #000000"/>
    </style:style>
    <style:style style:name="表4.H6" style:family="table-cell">
      <style:table-cell-properties fo:padding="0.097cm" fo:border-left="0.05pt solid #ffffff" fo:border-right="0.05pt solid #000000" fo:border-top="none" fo:border-bottom="0.05pt solid #000000"/>
    </style:style>
    <style:style style:name="表7" style:family="table">
      <style:table-properties style:width="21.38cm" table:align="margins"/>
    </style:style>
    <style:style style:name="表7.A" style:family="table-column">
      <style:table-column-properties style:column-width="21.38cm" style:rel-column-width="65535*"/>
    </style:style>
    <style:style style:name="表7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2c57582"/>
    </style:style>
    <style:style style:name="P4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1" fo:font-size="11pt" fo:font-style="normal" fo:text-shadow="none" style:text-underline-style="none" fo:font-weight="normal" officeooo:rsid="023fc107" officeooo:paragraph-rsid="01f92411" style:font-name-asian="游ゴシック1" style:font-size-asian="11pt" style:font-style-asian="normal" style:font-weight-asian="normal" style:text-emphasize="none"/>
    </style:style>
    <style:style style:name="P5" style:family="paragraph" style:parent-style-name="Standard">
      <style:paragraph-properties fo:margin-top="0cm" fo:margin-bottom="0cm" loext:contextual-spacing="false" fo:line-height="150%" fo:text-align="end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20fc11" officeooo:paragraph-rsid="02279d34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officeooo:rsid="0220fc11" officeooo:paragraph-rsid="025fb035" style:font-name-asian="游ゴシック1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a86419" style:font-name-asian="游ゴシック1" style:font-size-asian="9pt" style:language-asian="zh" style:country-asian="TW" style:font-size-complex="9pt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2c07679" style:font-name-asian="游ゴシック1" style:font-size-asian="9pt" style:language-asian="zh" style:country-asian="TW" style:font-size-complex="9pt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2c07679" style:font-name-asian="Noto Serif CJK JP2" style:font-size-asian="9pt" style:language-asian="ja" style:country-asian="JP" style:font-size-complex="9pt"/>
    </style:style>
    <style:style style:name="P10" style:family="paragraph" style:parent-style-name="Standard">
      <loext:graphic-properties draw:fill="none"/>
      <style:paragraph-properties fo:margin-top="0cm" fo:margin-bottom="0cm" loext:contextual-spacing="false" style:line-height-at-least="0cm" fo:text-align="end" style:justify-single-word="false" fo:background-color="transparent" style:shadow="none">
        <style:tab-stops/>
      </style:paragraph-properties>
      <style:text-properties officeooo:paragraph-rsid="022e42f7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Noto Serif JP" fo:font-size="10.5pt" officeooo:paragraph-rsid="03003547" style:font-name-asian="Noto Serif JP" style:font-size-asian="10.5pt" style:font-size-complex="10.5pt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 style:shadow="none">
        <style:tab-stops/>
      </style:paragraph-properties>
      <style:text-properties style:use-window-font-color="true" style:font-name="Noto Serif CJK JP2" fo:font-size="7pt" fo:font-style="normal" style:text-underline-style="none" fo:font-weight="bold" officeooo:rsid="01b5a4e0" officeooo:paragraph-rsid="02173354" style:font-name-asian="Noto Serif CJK JP2" style:font-size-asian="7pt" style:font-style-asian="normal" style:font-weight-asian="bold" style:font-size-complex="7pt" style:font-style-complex="normal" style:font-weight-complex="bold"/>
    </style:style>
    <style:style style:name="P13" style:family="paragraph" style:parent-style-name="Table_20_Contents">
      <style:text-properties style:font-name="游ゴシック1" fo:font-size="7pt" style:font-name-asian="游ゴシック1" style:font-size-asian="7pt" style:font-size-complex="7pt"/>
    </style:style>
    <style:style style:name="P14" style:family="paragraph" style:parent-style-name="Table_20_Contents">
      <style:paragraph-properties fo:text-align="start" style:justify-single-word="false"/>
      <style:text-properties style:font-name="游ゴシック1" fo:font-size="7pt" officeooo:paragraph-rsid="02f8bd84" style:font-name-asian="游ゴシック1" style:font-size-asian="7pt" style:font-size-complex="7pt"/>
    </style:style>
    <style:style style:name="P15" style:family="paragraph" style:parent-style-name="Table_20_Contents">
      <style:paragraph-properties fo:text-align="start" style:justify-single-word="false"/>
      <style:text-properties style:font-name="游ゴシック1" fo:font-size="7pt" officeooo:paragraph-rsid="0318d2ae" style:font-name-asian="游ゴシック1" style:font-size-asian="7pt" style:font-size-complex="7pt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paragraph-properties fo:text-align="end" style:justify-single-word="false"/>
      <style:text-properties officeooo:paragraph-rsid="02c07679"/>
    </style:style>
    <style:style style:name="P18" style:family="paragraph" style:parent-style-name="Table_20_Contents">
      <style:paragraph-properties fo:text-align="end" style:justify-single-word="false"/>
      <style:text-properties officeooo:paragraph-rsid="02dbf5d6"/>
    </style:style>
    <style:style style:name="P19" style:family="paragraph" style:parent-style-name="Table_20_Contents">
      <style:paragraph-properties fo:text-align="end" style:justify-single-word="false"/>
      <style:text-properties officeooo:paragraph-rsid="02e5e09a"/>
    </style:style>
    <style:style style:name="P20" style:family="paragraph" style:parent-style-name="Table_20_Contents">
      <style:paragraph-properties fo:text-align="end" style:justify-single-word="false"/>
      <style:text-properties officeooo:paragraph-rsid="02e95946"/>
    </style:style>
    <style:style style:name="P21" style:family="paragraph" style:parent-style-name="Table_20_Contents">
      <style:paragraph-properties fo:text-align="end" style:justify-single-word="false"/>
      <style:text-properties officeooo:paragraph-rsid="02e43b95"/>
    </style:style>
    <style:style style:name="P22" style:family="paragraph" style:parent-style-name="Table_20_Contents">
      <style:paragraph-properties fo:text-align="end" style:justify-single-word="false"/>
      <style:text-properties officeooo:paragraph-rsid="02f744fc"/>
    </style:style>
    <style:style style:name="P23" style:family="paragraph" style:parent-style-name="Table_20_Contents">
      <style:text-properties officeooo:paragraph-rsid="02c07679"/>
    </style:style>
    <style:style style:name="P24" style:family="paragraph" style:parent-style-name="Table_20_Contents">
      <style:text-properties officeooo:paragraph-rsid="02d3aecb"/>
    </style:style>
    <style:style style:name="P25" style:family="paragraph" style:parent-style-name="Table_20_Contents">
      <style:paragraph-properties fo:text-align="start" style:justify-single-word="false"/>
      <style:text-properties officeooo:paragraph-rsid="02f9f81c"/>
    </style:style>
    <style:style style:name="P26" style:family="paragraph" style:parent-style-name="Table_20_Contents">
      <style:paragraph-properties fo:text-align="start" style:justify-single-word="false"/>
      <style:text-properties officeooo:paragraph-rsid="0326ac66"/>
    </style:style>
    <style:style style:name="P27" style:family="paragraph" style:parent-style-name="Table_20_Contents">
      <style:paragraph-properties fo:text-align="start" style:justify-single-word="false"/>
      <style:text-properties officeooo:rsid="0326ac66" officeooo:paragraph-rsid="0326ac66" style:font-size-complex="9pt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erif JP" fo:font-size="9pt" fo:font-style="normal" fo:text-shadow="none" style:text-underline-style="none" fo:font-weight="bold" style:font-name-asian="Noto Serif JP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text-properties style:font-name="Noto Serif CJK JP2" fo:font-size="7pt" style:font-name-asian="游ゴシック1" style:font-size-asian="7pt" style:font-size-complex="7pt"/>
    </style:style>
    <style:style style:name="P30" style:family="paragraph" style:parent-style-name="Table_20_Contents">
      <style:paragraph-properties fo:text-align="start" style:justify-single-word="false"/>
      <style:text-properties style:font-name="Noto Serif CJK JP2" fo:font-size="7pt" style:font-name-asian="游ゴシック1" style:font-size-asian="7pt" style:font-size-complex="7pt"/>
    </style:style>
    <style:style style:name="P31" style:family="paragraph" style:parent-style-name="Table_20_Contents">
      <style:paragraph-properties fo:text-align="start" style:justify-single-word="false"/>
      <style:text-properties style:font-name="Noto Serif CJK JP2" fo:font-size="7pt" officeooo:paragraph-rsid="0318d2ae" style:font-name-asian="游ゴシック1" style:font-size-asian="7pt" style:font-size-complex="7pt"/>
    </style:style>
    <style:style style:name="P32" style:family="paragraph" style:parent-style-name="Table_20_Contents">
      <style:paragraph-properties fo:text-align="start" style:justify-single-word="false"/>
      <style:text-properties style:font-name="Noto Serif CJK JP2" fo:font-size="7pt" officeooo:paragraph-rsid="02e43b95" style:font-name-asian="游ゴシック1" style:font-size-asian="7pt" style:font-size-complex="7pt"/>
    </style:style>
    <style:style style:name="P33" style:family="paragraph" style:parent-style-name="Table_20_Contents">
      <style:paragraph-properties fo:text-align="start" style:justify-single-word="false"/>
      <style:text-properties style:font-name="Noto Serif CJK JP2" fo:font-size="7pt" officeooo:paragraph-rsid="02e35f43" style:font-name-asian="游ゴシック1" style:font-size-asian="7pt" style:font-size-complex="7pt"/>
    </style:style>
    <style:style style:name="P34" style:family="paragraph" style:parent-style-name="Table_20_Contents">
      <style:paragraph-properties fo:text-align="start" style:justify-single-word="false"/>
      <style:text-properties style:font-name="Noto Serif CJK JP2" fo:font-size="7pt" officeooo:rsid="02f9f81c" officeooo:paragraph-rsid="02f9f81c" style:font-name-asian="游ゴシック1" style:font-size-asian="7pt" style:language-asian="ja" style:country-asian="JP" style:font-size-complex="7pt"/>
    </style:style>
    <style:style style:name="P35" style:family="paragraph" style:parent-style-name="Table_20_Contents">
      <style:text-properties style:font-name="Noto Serif CJK JP2" fo:font-size="7pt" style:font-name-asian="Noto Serif CJK JP2" style:font-size-asian="7pt" style:font-size-complex="7pt"/>
    </style:style>
    <style:style style:name="P36" style:family="paragraph" style:parent-style-name="Table_20_Contents">
      <style:text-properties style:font-name="Noto Serif CJK JP2" fo:font-size="7pt" officeooo:paragraph-rsid="02c07679" style:font-name-asian="Noto Serif CJK JP2" style:font-size-asian="7pt" style:font-size-complex="7pt"/>
    </style:style>
    <style:style style:name="P37" style:family="paragraph" style:parent-style-name="Table_20_Contents">
      <style:paragraph-properties fo:text-align="start" style:justify-single-word="false"/>
      <style:text-properties style:font-name="Noto Serif CJK JP2" fo:font-size="7pt" officeooo:paragraph-rsid="02c07679" style:font-name-asian="Noto Serif CJK JP2" style:font-size-asian="7pt" style:font-size-complex="7pt"/>
    </style:style>
    <style:style style:name="P38" style:family="paragraph" style:parent-style-name="Table_20_Contents">
      <style:text-properties style:font-name="Noto Serif CJK JP2" fo:font-size="7pt" officeooo:rsid="02c07f6f" officeooo:paragraph-rsid="02c07679" style:font-name-asian="Noto Serif CJK JP2" style:font-size-asian="7pt" style:font-size-complex="7pt"/>
    </style:style>
    <style:style style:name="P39" style:family="paragraph" style:parent-style-name="Table_20_Contents">
      <style:paragraph-properties fo:text-align="start" style:justify-single-word="false"/>
      <style:text-properties style:font-name="Noto Serif CJK JP2"/>
    </style:style>
    <style:style style:name="P40" style:family="paragraph" style:parent-style-name="Table_20_Contents">
      <style:text-properties officeooo:paragraph-rsid="0333dab7"/>
    </style:style>
    <style:style style:name="P41" style:family="paragraph" style:parent-style-name="Standard">
      <style:text-properties style:font-name="游ゴシック1" officeooo:rsid="025df833" officeooo:paragraph-rsid="025df833" style:font-name-asian="游ゴシック1" style:language-asian="ja" style:country-asian="JP"/>
    </style:style>
    <style:style style:name="P42" style:family="paragraph" style:parent-style-name="Standard">
      <style:paragraph-properties fo:text-align="end" style:justify-single-word="false"/>
    </style:style>
    <style:style style:name="P43" style:family="paragraph" style:parent-style-name="Standard">
      <style:text-properties officeooo:rsid="02a56983" officeooo:paragraph-rsid="03003547" style:language-asian="ja" style:country-asian="JP"/>
    </style:style>
    <style:style style:name="P44" style:family="paragraph" style:parent-style-name="Standard">
      <style:text-properties officeooo:paragraph-rsid="03003547"/>
    </style:style>
    <style:style style:name="P45" style:family="paragraph" style:parent-style-name="Standard">
      <style:text-properties style:use-window-font-color="true" officeooo:paragraph-rsid="03003547"/>
    </style:style>
    <style:style style:name="P46" style:family="paragraph" style:parent-style-name="Standard">
      <style:text-properties style:use-window-font-color="true" officeooo:paragraph-rsid="03242a0c"/>
    </style:style>
    <style:style style:name="P47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erif CJK JP2" fo:font-size="7pt" fo:font-style="normal" fo:text-shadow="none" style:text-underline-style="none" fo:font-weight="normal" officeooo:paragraph-rsid="0281acbd" style:font-name-asian="Noto Serif CJK JP2" style:font-size-asian="7pt" style:font-style-asian="normal" style:font-weight-asian="normal" style:font-size-complex="7pt" style:font-weight-complex="normal" style:text-emphasize="none"/>
    </style:style>
    <style:style style:name="P48" style:family="paragraph" style:parent-style-name="Standard">
      <style:text-properties officeooo:paragraph-rsid="03242a0c"/>
    </style:style>
    <style:style style:name="P4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1b5a4e0" style:font-name-asian="Noto Serif CJK JP2" style:font-size-asian="7pt" style:font-style-asian="normal" style:font-weight-asian="bold" style:font-size-complex="7pt" style:font-weight-complex="bold" style:text-emphasize="none"/>
    </style:style>
    <style:style style:name="P5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font-style-asian="normal" style:font-weight-asian="bold" style:font-size-complex="7pt" style:font-weight-complex="bold" style:text-emphasize="none"/>
    </style:style>
    <style:style style:name="P5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318d2ae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5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5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28f07d9" officeooo:paragraph-rsid="01b5a4e0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5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28f07d9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5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28a9e33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56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57" style:family="paragraph" style:parent-style-name="Standard">
      <style:paragraph-properties fo:margin-top="0.055cm" fo:margin-bottom="0.055cm" loext:contextual-spacing="false"/>
      <style:text-properties officeooo:paragraph-rsid="027bbc5e"/>
    </style:style>
    <style:style style:name="P58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1" fo:font-size="9pt" fo:font-weight="normal" officeooo:rsid="01c845c9" officeooo:paragraph-rsid="0303b8ba" style:font-name-asian="游ゴシック1" style:font-size-asian="9pt" style:language-asian="ja" style:country-asian="JP" style:font-weight-asian="normal" style:font-size-complex="9pt" style:font-weight-complex="normal"/>
    </style:style>
    <style:style style:name="P59" style:family="paragraph" style:parent-style-name="Standard">
      <style:paragraph-properties fo:margin-top="0.055cm" fo:margin-bottom="0.055cm" loext:contextual-spacing="false"/>
      <style:text-properties style:font-name="Noto Serif JP" officeooo:paragraph-rsid="027a655f" style:font-name-asian="Noto Serif JP"/>
    </style:style>
    <style:style style:name="P60" style:family="paragraph" style:parent-style-name="Standard">
      <style:paragraph-properties fo:margin-top="0.055cm" fo:margin-bottom="0.055cm" loext:contextual-spacing="false"/>
      <style:text-properties style:font-name="Noto Serif JP" fo:font-size="10.5pt" officeooo:paragraph-rsid="027bbc5e" style:font-name-asian="Noto Serif JP" style:font-size-asian="10.5pt" style:font-size-complex="10.5pt"/>
    </style:style>
    <style:style style:name="P61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0.5pt" fo:language="en" fo:country="US" fo:font-style="normal" fo:text-shadow="none" style:text-underline-style="none" fo:font-weight="normal" officeooo:rsid="0062d528" officeooo:paragraph-rsid="0275b2c9" style:font-name-asian="Noto Serif JP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62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63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0.5pt" fo:language="en" fo:country="US" fo:font-style="normal" fo:text-shadow="none" style:text-underline-style="none" fo:font-weight="normal" officeooo:rsid="0062d528" officeooo:paragraph-rsid="02b5a131" style:font-name-asian="Noto Serif JP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64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5df833" officeooo:paragraph-rsid="02b5a131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P65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officeooo:paragraph-rsid="0303b8ba"/>
    </style:style>
    <style:style style:name="P66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style:font-name="Noto Serif CJK JP2" fo:font-size="9pt" officeooo:paragraph-rsid="0303b8ba" style:font-name-asian="游ゴシック1" style:font-size-asian="9pt" style:font-size-complex="9pt"/>
    </style:style>
    <style:style style:name="P67" style:family="paragraph" style:parent-style-name="Title">
      <style:paragraph-properties fo:margin-top="0.166cm" fo:margin-bottom="0.166cm" loext:contextual-spacing="false"/>
      <style:text-properties fo:font-size="14pt" officeooo:paragraph-rsid="0303b8ba" style:font-size-asian="14pt" style:font-size-complex="14pt"/>
    </style:style>
    <style:style style:name="P68" style:family="paragraph" style:parent-style-name="Standard">
      <style:paragraph-properties fo:margin-top="0.055cm" fo:margin-bottom="0cm" loext:contextual-spacing="false" fo:line-height="100%" fo:text-align="start" style:justify-single-word="false" style:shadow="none">
        <style:tab-stops/>
      </style:paragraph-properties>
      <style:text-properties style:font-name="Noto Serif JP" officeooo:paragraph-rsid="02b5a131" style:font-name-asian="Noto Serif JP"/>
    </style:style>
    <style:style style:name="P69" style:family="paragraph" style:parent-style-name="Standard" style:master-page-name="Standard">
      <style:paragraph-properties style:page-number="auto"/>
    </style:style>
    <style:style style:name="P7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7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font-style-asian="normal" style:font-weight-asian="bold" style:font-size-complex="7pt" style:font-weight-complex="bold" style:text-emphasize="none"/>
    </style:style>
    <style:style style:name="P7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33f875f" style:font-name-asian="Noto Serif CJK JP2" style:font-size-asian="7pt" style:font-style-asian="normal" style:font-weight-asian="bold" style:font-size-complex="7pt" style:font-weight-complex="bold" style:text-emphasize="none"/>
    </style:style>
    <style:style style:name="P73" style:family="paragraph" style:parent-style-name="Heading_20_1">
      <style:paragraph-properties fo:text-align="end" style:justify-single-word="false"/>
    </style:style>
    <style:style style:name="P74" style:family="paragraph" style:parent-style-name="Table_20_Contents">
      <style:paragraph-properties fo:text-align="start" style:justify-single-word="false"/>
      <style:text-properties officeooo:paragraph-rsid="02c07679"/>
    </style:style>
    <style:style style:name="P75" style:family="paragraph" style:parent-style-name="Table_20_Contents">
      <style:text-properties style:font-name="Noto Serif CJK JP2" fo:font-size="7pt" officeooo:paragraph-rsid="02c07679" style:font-name-asian="Noto Serif CJK JP2" style:font-size-asian="7pt" style:font-size-complex="7pt"/>
    </style:style>
    <style:style style:name="P76" style:family="paragraph" style:parent-style-name="Table_20_Contents">
      <style:paragraph-properties fo:text-align="start" style:justify-single-word="false"/>
      <style:text-properties style:font-name="Noto Serif CJK JP2" fo:font-size="7pt" officeooo:paragraph-rsid="02c07679" style:font-name-asian="Noto Serif CJK JP2" style:font-size-asian="7pt" style:font-size-complex="7pt"/>
    </style:style>
    <style:style style:name="P77" style:family="paragraph" style:parent-style-name="Table_20_Contents">
      <style:paragraph-properties fo:text-align="end" style:justify-single-word="false"/>
      <style:text-properties officeooo:paragraph-rsid="033f0c07"/>
    </style:style>
    <style:style style:name="P78" style:family="paragraph" style:parent-style-name="Table_20_Contents">
      <style:paragraph-properties fo:text-align="end" style:justify-single-word="false"/>
      <style:text-properties officeooo:paragraph-rsid="02dbf5d6"/>
    </style:style>
    <style:style style:name="P79" style:family="paragraph" style:parent-style-name="Table_20_Contents">
      <style:paragraph-properties fo:text-align="end" style:justify-single-word="false"/>
      <style:text-properties officeooo:paragraph-rsid="03482275"/>
    </style:style>
    <style:style style:name="P80" style:family="paragraph" style:parent-style-name="Table_20_Contents">
      <style:paragraph-properties fo:text-align="center" style:justify-single-word="false"/>
      <style:text-properties officeooo:paragraph-rsid="02e0163c"/>
    </style:style>
    <style:style style:name="P81" style:family="paragraph" style:parent-style-name="Heading_20_9">
      <style:text-properties officeooo:paragraph-rsid="03070008"/>
    </style:style>
    <style:style style:name="T1" style:family="text">
      <style:text-properties officeooo:rsid="028a9e33" style:language-asian="ja" style:country-asian="JP"/>
    </style:style>
    <style:style style:name="T2" style:family="text">
      <style:text-properties officeooo:rsid="02915c07" style:language-asian="ja" style:country-asian="JP"/>
    </style:style>
    <style:style style:name="T3" style:family="text">
      <style:text-properties officeooo:rsid="0293a8d8" style:language-asian="ja" style:country-asian="JP"/>
    </style:style>
    <style:style style:name="T4" style:family="text">
      <style:text-properties officeooo:rsid="0298ae2e" style:language-asian="ja" style:country-asian="JP"/>
    </style:style>
    <style:style style:name="T5" style:family="text">
      <style:text-properties officeooo:rsid="02a56983" style:language-asian="ja" style:country-asian="JP"/>
    </style:style>
    <style:style style:name="T6" style:family="text">
      <style:text-properties officeooo:rsid="02af7862" style:language-asian="ja" style:country-asian="JP"/>
    </style:style>
    <style:style style:name="T7" style:family="text">
      <style:text-properties officeooo:rsid="02c60aef" style:language-asian="ja" style:country-asian="JP"/>
    </style:style>
    <style:style style:name="T8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9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3" style:family="text">
      <style:text-properties fo:color="#000000" style:text-outline="false" style:text-line-through-style="none" style:text-line-through-type="none" fo:font-size="10.5pt" fo:language="en" fo:country="US" fo:font-style="normal" fo:text-shadow="none" style:text-underline-style="none" fo:font-weight="normal" officeooo:rsid="0062d528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4" style:family="text"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20fc11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d10efd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style:text-outline="false" style:text-line-through-style="none" style:text-line-through-type="none" fo:text-shadow="none" style:text-emphasize="none"/>
    </style:style>
    <style:style style:name="T17" style:family="text">
      <style:text-properties style:text-outline="false" style:text-line-through-style="none" style:text-line-through-type="none" fo:text-shadow="none" officeooo:rsid="01b1ef43" style:text-emphasize="none"/>
    </style:style>
    <style:style style:name="T18" style:family="text"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aae21f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19" style:family="text"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5df833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20" style:family="text">
      <style:text-properties officeooo:rsid="028d1f76"/>
    </style:style>
    <style:style style:name="T21" style:family="text">
      <style:text-properties officeooo:rsid="02a56983"/>
    </style:style>
    <style:style style:name="T22" style:family="text">
      <style:text-properties officeooo:rsid="028a9e33"/>
    </style:style>
    <style:style style:name="T23" style:family="text">
      <style:text-properties officeooo:rsid="02c60aef"/>
    </style:style>
    <style:style style:name="T24" style:family="text">
      <style:text-properties officeooo:rsid="02f8e512"/>
    </style:style>
    <style:style style:name="T25" style:family="text">
      <style:text-properties officeooo:rsid="0326ac66" style:font-size-complex="9pt"/>
    </style:style>
    <style:style style:name="T26" style:family="text">
      <style:text-properties fo:font-size="10.5pt" officeooo:rsid="02777b17" style:font-size-asian="10.5pt" style:language-asian="ja" style:country-asian="JP" style:font-size-complex="10.5pt"/>
    </style:style>
    <style:style style:name="T27" style:family="text">
      <style:text-properties fo:font-size="10.5pt" style:font-size-asian="10.5pt" style:font-size-complex="10.5pt"/>
    </style:style>
    <style:style style:name="T28" style:family="text">
      <style:text-properties style:font-name="Noto Serif JP" fo:font-size="10.5pt" officeooo:rsid="02aae21f" style:font-name-asian="Noto Serif JP" style:font-size-asian="10.5pt" style:language-asian="ja" style:country-asian="JP" style:font-size-complex="10.5pt"/>
    </style:style>
    <style:style style:name="T29" style:family="text">
      <style:text-properties style:font-name="Noto Serif JP" fo:font-size="10.5pt" officeooo:rsid="025df833" style:font-name-asian="Noto Serif JP" style:font-size-asian="10.5pt" style:language-asian="ja" style:country-asian="JP" style:font-size-complex="10.5pt"/>
    </style:style>
    <style:style style:name="T30" style:family="text">
      <style:text-properties style:font-name="Noto Serif JP" fo:font-size="10.5pt" officeooo:rsid="02d49553" style:font-name-asian="Noto Serif JP" style:font-size-asian="10.5pt" style:language-asian="ja" style:country-asian="JP" style:font-size-complex="10.5pt"/>
    </style:style>
    <style:style style:name="T31" style:family="text">
      <style:text-properties style:font-name-asian="Noto Serif CJK JP2"/>
    </style:style>
    <style:style style:name="T32" style:family="text">
      <style:text-properties style:font-name="Noto Serif CJK JP2"/>
    </style:style>
    <style:style style:name="T33" style:family="text">
      <style:text-properties style:font-name="Noto Serif CJK JP2" fo:font-size="7pt" style:font-name-asian="游ゴシック1" style:font-size-asian="7pt" style:font-size-complex="7pt"/>
    </style:style>
    <style:style style:name="T34" style:family="text">
      <style:text-properties style:font-name="Noto Serif CJK JP2" fo:font-size="7pt" officeooo:rsid="02ea8712" style:font-name-asian="游ゴシック1" style:font-size-asian="7pt" style:font-size-complex="7pt"/>
    </style:style>
    <style:style style:name="T35" style:family="text">
      <style:text-properties style:font-name="Noto Serif CJK JP2" fo:font-size="7pt" officeooo:rsid="020ee24f" style:font-name-asian="游ゴシック1" style:font-size-asian="7pt" style:font-size-complex="7pt"/>
    </style:style>
    <style:style style:name="T36" style:family="text">
      <style:text-properties style:font-name="Noto Serif CJK JP2" fo:font-size="7pt" style:font-name-asian="游ゴシック1" style:font-size-asian="7pt" style:language-asian="ja" style:country-asian="JP" style:font-size-complex="7pt"/>
    </style:style>
    <style:style style:name="T37" style:family="text">
      <style:text-properties style:font-name="Noto Serif CJK JP2" fo:font-size="7pt" officeooo:rsid="02f8e512" style:font-name-asian="游ゴシック1" style:font-size-asian="7pt" style:language-asian="ja" style:country-asian="JP" style:font-size-complex="7pt"/>
    </style:style>
    <style:style style:name="T38" style:family="text">
      <style:text-properties style:font-name="Noto Serif CJK JP2" fo:font-size="7pt" officeooo:rsid="02fbd88e" style:font-name-asian="游ゴシック1" style:font-size-asian="7pt" style:language-asian="ja" style:country-asian="JP" style:font-size-complex="7pt"/>
    </style:style>
    <style:style style:name="T39" style:family="text">
      <style:text-properties style:font-name="Noto Serif CJK JP2" fo:font-size="7pt" officeooo:rsid="020f62ff" style:font-name-asian="游ゴシック1" style:font-size-asian="7pt" style:language-asian="zh" style:country-asian="TW" style:font-size-complex="7pt"/>
    </style:style>
    <style:style style:name="T40" style:family="text">
      <style:text-properties style:font-name="Noto Serif CJK JP2" fo:font-size="7pt" officeooo:rsid="02e95946" style:font-name-asian="游ゴシック1" style:font-size-asian="7pt" style:language-asian="zh" style:country-asian="TW" style:font-size-complex="7pt"/>
    </style:style>
    <style:style style:name="T41" style:family="text">
      <style:text-properties style:font-name="Noto Serif CJK JP2" fo:font-size="7pt" fo:font-style="normal" style:text-underline-style="none" officeooo:rsid="020f62ff" style:font-name-asian="游ゴシック1" style:font-size-asian="7pt" style:language-asian="zh" style:country-asian="TW" style:font-style-asian="normal" style:font-size-complex="7pt" style:font-style-complex="normal"/>
    </style:style>
    <style:style style:name="T42" style:family="text">
      <style:text-properties style:font-name="Noto Serif CJK JP2" fo:font-size="7pt" fo:font-style="normal" style:text-underline-style="none" officeooo:rsid="020ee24f" style:font-name-asian="游ゴシック1" style:font-size-asian="7pt" style:font-style-asian="normal" style:font-size-complex="7pt" style:font-style-complex="normal"/>
    </style:style>
    <style:style style:name="T43" style:family="text">
      <style:text-properties style:font-name="Noto Serif CJK JP2" fo:font-size="7pt" style:font-name-asian="Noto Serif CJK JP2" style:font-size-asian="7pt" style:font-size-complex="7pt"/>
    </style:style>
    <style:style style:name="T44" style:family="text">
      <style:text-properties style:font-name="Noto Serif CJK JP2" fo:font-size="7pt" officeooo:rsid="02c9a860" style:font-name-asian="Noto Serif CJK JP2" style:font-size-asian="7pt" style:font-size-complex="7pt"/>
    </style:style>
    <style:style style:name="T45" style:family="text">
      <style:text-properties style:font-name="Noto Serif CJK JP2" fo:font-size="7pt" officeooo:rsid="02e0163c" style:font-name-asian="Noto Serif CJK JP2" style:font-size-asian="7pt" style:font-size-complex="7pt"/>
    </style:style>
    <style:style style:name="T46" style:family="text">
      <style:text-properties style:font-name="Noto Serif CJK JP2" fo:font-size="7pt" officeooo:rsid="02ca98ab" style:font-name-asian="Noto Serif CJK JP2" style:font-size-asian="7pt" style:font-size-complex="7pt"/>
    </style:style>
    <style:style style:name="T47" style:family="text">
      <style:text-properties style:font-name="Noto Serif CJK JP2" fo:font-size="7pt" officeooo:rsid="020f62ff" style:font-name-asian="Noto Serif CJK JP2" style:font-size-asian="7pt" style:language-asian="zh" style:country-asian="TW" style:font-size-complex="7pt"/>
    </style:style>
    <style:style style:name="T48" style:family="text">
      <style:text-properties style:font-name="Noto Serif CJK JP2" fo:font-size="7pt" officeooo:rsid="02ca98ab" style:font-name-asian="Noto Serif CJK JP2" style:font-size-asian="7pt" style:language-asian="zh" style:country-asian="TW" style:font-size-complex="7pt"/>
    </style:style>
    <style:style style:name="T49" style:family="text">
      <style:text-properties style:font-name="Noto Serif CJK JP2" fo:font-size="7pt" officeooo:rsid="02dbf5d6" style:font-name-asian="Noto Serif CJK JP2" style:font-size-asian="7pt" style:language-asian="zh" style:country-asian="TW" style:font-size-complex="7pt"/>
    </style:style>
    <style:style style:name="T50" style:family="text">
      <style:text-properties style:font-name="Noto Serif CJK JP2" fo:font-size="7pt" officeooo:rsid="034374e6" style:font-name-asian="Noto Serif CJK JP2" style:font-size-asian="7pt" style:language-asian="zh" style:country-asian="TW" style:font-size-complex="7pt"/>
    </style:style>
    <style:style style:name="T51" style:family="text">
      <style:text-properties style:font-name="Noto Serif CJK JP2" fo:font-size="7pt" officeooo:rsid="03476341" style:font-name-asian="Noto Serif CJK JP2" style:font-size-asian="7pt" style:language-asian="zh" style:country-asian="TW" style:font-size-complex="7pt"/>
    </style:style>
    <style:style style:name="T52" style:family="text">
      <style:text-properties style:font-name="Noto Serif CJK JP2" fo:font-size="7pt" officeooo:rsid="03482275" style:font-name-asian="Noto Serif CJK JP2" style:font-size-asian="7pt" style:language-asian="zh" style:country-asian="TW" style:font-size-complex="7pt"/>
    </style:style>
    <style:style style:name="T53" style:family="text">
      <style:text-properties style:font-name="Noto Serif CJK JP2" fo:font-size="7pt" officeooo:rsid="02ca98ab" style:font-name-asian="Noto Serif CJK JP2" style:font-size-asian="7pt" style:language-asian="ja" style:country-asian="JP" style:font-size-complex="7pt"/>
    </style:style>
    <style:style style:name="T54" style:family="text">
      <style:text-properties style:font-name="Noto Serif CJK JP2" officeooo:rsid="02f744fc"/>
    </style:style>
    <style:style style:name="T55" style:family="text">
      <style:text-properties style:font-name="Noto Serif CJK JP2" officeooo:rsid="02ea8712"/>
    </style:style>
    <style:style style:name="T56" style:family="text">
      <style:text-properties style:font-name="Noto Serif CJK JP2" officeooo:rsid="02ebec1a"/>
    </style:style>
    <style:style style:name="T57" style:family="text">
      <style:text-properties style:font-name="Noto Serif CJK JP2" officeooo:rsid="02c8200c" style:font-name-asian="Noto Serif CJK JP2"/>
    </style:style>
    <style:style style:name="T58" style:family="text">
      <style:text-properties style:font-name="Noto Serif CJK JP2" officeooo:rsid="0322d094" style:font-name-asian="Noto Serif CJK JP2"/>
    </style:style>
    <style:style style:name="T59" style:family="text">
      <style:text-properties style:font-name="Noto Serif CJK JP2" officeooo:rsid="02c7a322" style:font-name-asian="Noto Serif CJK JP2"/>
    </style:style>
    <style:style style:name="T60" style:family="text">
      <style:text-properties style:font-name="Noto Serif CJK JP2" officeooo:rsid="0330e953" style:font-name-asian="Noto Serif CJK JP2"/>
    </style:style>
    <style:style style:name="T61" style:family="text">
      <style:text-properties style:font-name="Noto Serif CJK JP2" officeooo:rsid="0333dab7" style:font-name-asian="Noto Serif CJK JP2" style:language-asian="ja" style:country-asian="JP"/>
    </style:style>
    <style:style style:name="T62" style:family="text">
      <style:text-properties style:font-name="Noto Serif CJK JP2" officeooo:rsid="03344880" style:font-name-asian="Noto Serif CJK JP2"/>
    </style:style>
    <style:style style:name="T63" style:family="text">
      <style:text-properties style:font-name="Noto Serif CJK JP2" officeooo:rsid="0334557c" style:font-name-asian="Noto Serif CJK JP2"/>
    </style:style>
    <style:style style:name="T64" style:family="text">
      <style:text-properties style:font-name="Noto Serif CJK JP2" officeooo:rsid="0334b898" style:font-name-asian="Noto Serif CJK JP2"/>
    </style:style>
    <style:style style:name="T65" style:family="text">
      <style:text-properties style:font-name="Noto Serif CJK JP2" fo:font-size="9pt" officeooo:rsid="020f62ff" style:font-name-asian="Noto Serif CJK JP2" style:font-size-asian="9pt" style:language-asian="zh" style:country-asian="TW" style:font-size-complex="9pt"/>
    </style:style>
    <style:style style:name="T66" style:family="text">
      <style:text-properties style:font-name="Noto Serif CJK JP2" fo:font-size="9pt" officeooo:rsid="02c666e0" style:font-name-asian="Noto Serif CJK JP2" style:font-size-asian="9pt" style:language-asian="zh" style:country-asian="TW" style:font-size-complex="9pt"/>
    </style:style>
    <style:style style:name="T67" style:family="text">
      <style:text-properties style:font-name="Noto Serif CJK JP2" fo:font-size="9pt" style:text-underline-style="none" fo:font-weight="bold" officeooo:rsid="02173354" style:font-name-asian="Noto Serif CJK JP2" style:font-size-asian="9pt" style:font-weight-asian="bold" style:font-size-complex="9pt" style:font-weight-complex="bold"/>
    </style:style>
    <style:style style:name="T68" style:family="text">
      <style:text-properties style:font-name="Noto Serif CJK JP2" fo:font-size="9pt" style:text-underline-style="none" fo:font-weight="bold" officeooo:rsid="02c666e0" style:font-name-asian="Noto Serif CJK JP2" style:font-size-asian="9pt" style:font-weight-asian="bold" style:font-size-complex="9pt" style:font-weight-complex="bold"/>
    </style:style>
    <style:style style:name="T69" style:family="text">
      <style:text-properties style:font-name="Noto Serif CJK JP2" fo:font-size="9pt" fo:language="en" fo:country="US" officeooo:rsid="02a56983" style:font-name-asian="游ゴシック1" style:font-size-asian="9pt" style:language-asian="zh" style:country-asian="TW" style:font-size-complex="9pt"/>
    </style:style>
    <style:style style:name="T70" style:family="text">
      <style:text-properties style:font-name="Noto Serif CJK JP2" fo:font-size="9pt" fo:language="en" fo:country="US" officeooo:rsid="0062d528" style:font-name-asian="游ゴシック1" style:font-size-asian="9pt" style:language-asian="zh" style:country-asian="TW" style:font-size-complex="9pt"/>
    </style:style>
    <style:style style:name="T71" style:family="text">
      <style:text-properties officeooo:rsid="0330fea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OM" text:name="py3o.l.uom_id.name"/>
        <text:user-field-decl office:value-type="string" office:string-value="SaleOrderName" text:name="py3o.l.sale_order_name"/>
        <text:user-field-decl office:value-type="string" office:string-value="TaxDescription" text:name="py3o.l.tax_desc"/>
        <text:user-field-decl office:value-type="string" office:string-value="ShipAddressName" text:name="py3o.l.shipping_address_name"/>
        <text:user-field-decl office:value-type="string" office:string-value="BankName" text:name="py3o.p.company_bank_id.bank_id.name"/>
        <text:user-field-decl office:value-type="string" office:string-value="AccountNumber" text:name="py3o.p.company_bank_id.acc_number"/>
        <text:user-field-decl office:value-type="string" office:string-value="AccountHolderName" text:name="py3o.p.company_bank_id.acc_holder_name"/>
        <text:user-field-decl office:value-type="string" office:string-value="PartnerZip" text:name="py3o.p.zip"/>
        <text:user-field-decl office:value-type="string" office:string-value="PartnerState" text:name="py3o.p.state_id.name"/>
        <text:user-field-decl office:value-type="string" office:string-value="PartnerCity" text:name="py3o.p.city"/>
        <text:user-field-decl office:value-type="string" office:string-value="PartnerStreet" text:name="py3o.p.street"/>
        <text:user-field-decl office:value-type="string" office:string-value="PartnerStreet2" text:name="py3o.p.street2"/>
        <text:user-field-decl office:value-type="string" office:string-value="PartnerDisplayName" text:name="py3o.p.display_name"/>
        <text:user-field-decl office:value-type="string" office:string-value="PartnerTitle" text:name="py3o.p.title.name"/>
        <text:user-field-decl office:value-type="string" office:string-value="PartnerPhone" text:name="py3o.p.phone"/>
        <text:user-field-decl office:value-type="string" office:string-value="PartnerFax" text:name="py3o.p.fax"/>
        <text:user-field-decl office:value-type="string" office:string-value="SecondaryUOM" text:name="py3o.l.secondary_uom_id.name"/>
        <text:user-field-decl office:value-type="string" office:string-value="SaleOrderName" text:name="py3o.l.invoice_line_id.sale_order_name"/>
        <text:user-field-decl office:value-type="string" office:string-value="ShipAddressName" text:name="py3o.l.invoice_line_id.shipping_address_name"/>
        <text:user-field-decl office:value-type="string" office:string-value="SecondaryUOM" text:name="py3o.l.invoice_line_id.secondary_uom_id.name"/>
        <text:user-field-decl office:value-type="string" office:string-value="UOM" text:name="py3o.l.product_uom_id.name"/>
        <text:user-field-decl office:value-type="string" office:string-value="TaxDescription" text:name="py3o.l.invoice_line_id.tax_desc"/>
        <text:user-field-decl office:value-type="string" office:string-value="DocTitle" text:name="py3o.i.doc_title"/>
        <text:user-field-decl office:value-type="string" office:string-value="CompanyName" text:name="py3o.i.company_id.name"/>
        <text:user-field-decl office:value-type="string" office:string-value="Zip" text:name="py3o.i.company_id.zip"/>
        <text:user-field-decl office:value-type="string" office:string-value="State" text:name="py3o.i.company_id.state_id.name"/>
        <text:user-field-decl office:value-type="string" office:string-value="City" text:name="py3o.i.company_id.city"/>
        <text:user-field-decl office:value-type="string" office:string-value="Street" text:name="py3o.i.company_id.street"/>
        <text:user-field-decl office:value-type="string" office:string-value="Street2" text:name="py3o.i.company_id.street2"/>
        <text:user-field-decl office:value-type="string" office:string-value="Phone" text:name="py3o.i.company_id.phone"/>
        <text:user-field-decl office:value-type="string" office:string-value="Fax" text:name="py3o.i.company_id.fax"/>
        <text:user-field-decl office:value-type="string" office:string-value="InvoiceNumber" text:name="py3o.i.number"/>
        <text:user-field-decl office:value-type="string" office:string-value="Salesman" text:name="py3o.i.user_id.name"/>
        <text:user-field-decl office:value-type="string" office:string-value="SaleOrderName" text:name="py3o.m.sale_line_id.order_id.name"/>
        <text:user-field-decl office:value-type="string" office:string-value="ShipAddressName" text:name="py3o.m.picking_id.partner_id.name"/>
        <text:user-field-decl office:value-type="string" office:string-value="ReportQty" text:name="py3o.m.report_qty"/>
        <text:user-field-decl office:value-type="string" office:string-value="ReportUom" text:name="py3o.m.report_uom"/>
        <text:user-field-decl office:value-type="string" office:string-value="ReportQty" text:name="py3o.rl.report_qty"/>
        <text:user-field-decl office:value-type="string" office:string-value="ReportUom" text:name="py3o.rl.report_uom"/>
        <text:user-field-decl office:value-type="string" office:string-value="ProductUom" text:name="py3o.m.product_uom.name"/>
        <text:user-field-decl office:value-type="string" office:string-value="SaleOrderName" text:name="py3o.rl.sale_line_id.order_id.name"/>
        <text:user-field-decl office:value-type="string" office:string-value="SecondaryQty" text:name="py3o.rl.secondary_qty"/>
        <text:user-field-decl office:value-type="string" office:string-value="SecondaryUom" text:name="py3o.rl.secondary_uom.name"/>
        <text:user-field-decl office:value-type="string" office:string-value="ProductUom" text:name="py3o.rl.product_uom.name"/>
        <text:user-field-decl office:value-type="string" office:string-value="SecondaryUom" text:name="py3o.rl.secondary_uom_id.name"/>
        <text:user-field-decl office:value-type="string" office:string-value="QtyDesc" text:name="py3o.rl.qty_desc"/>
        <text:user-field-decl office:value-type="string" office:string-value="PriceUnitDesc" text:name="py3o.rl.price_unit_desc"/>
        <text:user-field-decl office:value-type="string" office:string-value="TaxDesc" text:name="py3o.rl.tax_desc"/>
      </text:user-field-decls>
      <text:p text:style-name="P69"><text:a xlink:type="simple" xlink:href="py3o://for=%22o%20in%20objects%22" text:style-name="Internet_20_link" text:visited-style-name="Visited_20_Internet_20_Link"><text:span text:style-name="T31">for="o in objects"</text:span></text:a></text:p>
      <text:p text:style-name="Standard"><text:a xlink:type="simple" xlink:href="py3o://with=%22i=o.invoice_id%22" text:style-name="Internet_20_link" text:visited-style-name="Visited_20_Internet_20_Link">with="i=o.invoice_id"</text:a></text:p>
      <text:p text:style-name="Standard"><text:a xlink:type="simple" xlink:href="py3o://with=%22p=i.partner_id%22" text:style-name="Internet_20_link" text:visited-style-name="Visited_20_Internet_20_Link">with="p=i.partner_id"</text:a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>
                <table:table-cell table:style-name="表3.A1" office:value-type="string">
                  <text:p text:style-name="P61">〒<text:user-field-get text:name="py3o.p.zip">PartnerZip</text:user-field-get></text:p>
                  <text:p text:style-name="P68"><text:span text:style-name="T13"><text:user-field-get text:name="py3o.p.state_id.name">PartnerState</text:user-field-get></text:span><text:span text:style-name="T13"><text:user-field-get text:name="py3o.p.city">PartnerCity</text:user-field-get></text:span><text:span text:style-name="T13"><text:user-field-get text:name="py3o.p.street">PartnerStreet</text:user-field-get></text:span></text:p>
                  <text:p text:style-name="P62"><text:a xlink:type="simple" xlink:href="py3o://if=%22p.street2%22" text:style-name="Internet_20_link" text:visited-style-name="Visited_20_Internet_20_Link"><text:span text:style-name="T18">if="p.street2"</text:span></text:a></text:p>
                  <text:p text:style-name="P63"><text:user-field-get text:name="py3o.p.street2">PartnerStreet2</text:user-field-get></text:p>
                  <text:p text:style-name="P62"><text:a xlink:type="simple" xlink:href="py3o:///if" text:style-name="Internet_20_link" text:visited-style-name="Visited_20_Internet_20_Link"><text:span text:style-name="T19">/if</text:span></text:a></text:p>
                  <text:p text:style-name="P64"/>
                  <text:p text:style-name="P56"><text:a xlink:type="simple" xlink:href="py3o://if=%22p.title%22" text:style-name="Internet_20_link" text:visited-style-name="Visited_20_Internet_20_Link"><text:span text:style-name="T28">if="p.title"</text:span></text:a></text:p>
                  <text:p text:style-name="P59"><text:span text:style-name="T27"><text:user-field-get text:name="py3o.p.display_name">PartnerDisplayName</text:user-field-get></text:span><text:span text:style-name="T27"><text:s/></text:span><text:span text:style-name="T26"><text:user-field-get text:name="py3o.p.title.name">PartnerTitle</text:user-field-get></text:span></text:p>
                  <text:p text:style-name="P56"><text:a xlink:type="simple" xlink:href="py3o:///if" text:style-name="Internet_20_link" text:visited-style-name="Visited_20_Internet_20_Link"><text:span text:style-name="T29">/if</text:span></text:a></text:p>
                  <text:p text:style-name="P57"><text:a xlink:type="simple" xlink:href="py3o://if=%22not%20p.title%22" text:style-name="Internet_20_link" text:visited-style-name="Visited_20_Internet_20_Link"><text:span text:style-name="T30">if="not p.title"</text:span></text:a></text:p>
                  <text:p text:style-name="P60"><text:user-field-get text:name="py3o.p.display_name">PartnerDisplayName</text:user-field-get></text:p>
                  <text:p text:style-name="P57"><text:a xlink:type="simple" xlink:href="py3o:///if" text:style-name="Internet_20_link" text:visited-style-name="Visited_20_Internet_20_Link"><text:span text:style-name="T29">/if</text:span></text:a></text:p>
                </table:table-cell>
              </table:table-row>
            </table:table>
            <table:table table:name="表6" table:style-name="表6">
              <table:table-column table:style-name="表6.A"/>
              <table:table-row table:style-name="表6.1">
                <table:table-cell table:style-name="表6.A1" office:value-type="string">
                  <text:p text:style-name="P11"><text:span text:style-name="T8">平素は格別のご高配に賜り</text:span><text:span text:style-name="T10">厚くお礼申し上げます</text:span><text:span text:style-name="T8">。<text:line-break/></text:span><text:span text:style-name="T9">下</text:span><text:span text:style-name="T11">記の通り</text:span><text:span text:style-name="T12">、</text:span><text:span text:style-name="T11">ご請求申し上げます。</text:span></text:p>
                </table:table-cell>
              </table:table-row>
            </table:table>
            <text:p text:style-name="P41"/>
          </table:table-cell>
          <table:table-cell table:style-name="Table4.B1" office:value-type="string">
            <table:table table:name="表1" table:style-name="表1">
              <table:table-column table:style-name="表1.A"/>
              <table:table-row table:style-name="表1.1">
                <table:table-cell table:style-name="表1.A1" office:value-type="string">
                  <text:p text:style-name="P67">御取引明細書兼請求書 <text:s/><text:span text:style-name="T4"><text:user-field-get text:name="py3o.i.doc_title">DocTitle</text:user-field-get></text:span></text:p>
                </table:table-cell>
              </table:table-row>
              <table:table-row>
                <table:table-cell table:style-name="表1.A2" office:value-type="string">
                  <text:p text:style-name="Standard"/>
                  <text:h text:style-name="P81" text:outline-level="9"><text:user-field-get text:name="py3o.i.company_id.name">CompanyName</text:user-field-get></text:h>
                  <text:p text:style-name="Standard">〒<text:user-field-get text:name="py3o.i.company_id.zip">Zip</text:user-field-get></text:p>
                  <text:p text:style-name="Standard"><text:user-field-get text:name="py3o.i.company_id.state_id.name">State</text:user-field-get><text:user-field-get text:name="py3o.i.company_id.city">City</text:user-field-get><text:user-field-get text:name="py3o.i.company_id.street">Street</text:user-field-get></text:p>
                  <text:p text:style-name="P65"><text:a xlink:type="simple" xlink:href="py3o://if=%22i.company_id.street2%22" text:style-name="Internet_20_link" text:visited-style-name="Visited_20_Internet_20_Link"><text:span text:style-name="T23">if="i.company_id.street2"</text:span></text:a></text:p>
                  <text:p text:style-name="P66"><text:user-field-get text:name="py3o.i.company_id.street2">Street2</text:user-field-get></text:p>
                  <text:p text:style-name="Standard"><text:a xlink:type="simple" xlink:href="py3o:///if" text:style-name="Internet_20_link" text:visited-style-name="Visited_20_Internet_20_Link">/if</text:a></text:p>
                  <text:p text:style-name="Standard">Tel: <text:user-field-get text:name="py3o.i.company_id.phone">Phone</text:user-field-get><text:s text:c="2"/>Fax: <text:user-field-get text:name="py3o.i.company_id.fax">Fax</text:user-field-get></text:p>
                  <text:p text:style-name="P58"/>
                </table:table-cell>
              </table:table-row>
            </table:table>
            <table:table table:name="表5" table:style-name="表5">
              <table:table-column table:style-name="表5.A"/>
              <table:table-column table:style-name="表5.B"/>
              <table:table-row>
                <table:table-cell table:style-name="表5.A1" office:value-type="string">
                  <text:p text:style-name="P45">請求書番号</text:p>
                </table:table-cell>
                <table:table-cell table:style-name="表5.B1" office:value-type="string">
                  <text:p text:style-name="P44"><text:user-field-get text:name="py3o.i.number">InvoiceNumber</text:user-field-get></text:p>
                </table:table-cell>
              </table:table-row>
              <table:table-row>
                <table:table-cell table:style-name="表5.A2" office:value-type="string">
                  <text:p text:style-name="P46">請求日</text:p>
                </table:table-cell>
                <table:table-cell table:style-name="表5.B3" office:value-type="string">
                  <text:p text:style-name="P48"><text:a xlink:type="simple" xlink:href="py3o://if=%22i.date_invoice%22" text:style-name="Internet_20_link" text:visited-style-name="Visited_20_Internet_20_Link"><text:span text:style-name="T7">if="i.date_invoice"</text:span></text:a></text:p>
                  <text:p text:style-name="P48"><text:a xlink:type="simple" xlink:href="py3o://function=%22format_date(i.date_invoice,%20format='%25Y-%25m-%25d')%22" text:style-name="Internet_20_link" text:visited-style-name="Visited_20_Internet_20_Link"><text:span text:style-name="T23">function="format_date(i.date_invoice, format='%Y-%m-%d')"</text:span></text:a></text:p>
                  <text:p text:style-name="P48"><text:a xlink:type="simple" xlink:href="py3o:///if" text:style-name="Internet_20_link" text:visited-style-name="Visited_20_Internet_20_Link"><text:span text:style-name="T20">/if</text:span></text:a></text:p>
                </table:table-cell>
              </table:table-row>
              <table:table-row>
                <table:table-cell table:style-name="表5.A2" office:value-type="string">
                  <text:p text:style-name="P45">お支払日</text:p>
                </table:table-cell>
                <table:table-cell table:style-name="表5.B3" office:value-type="string">
                  <text:p text:style-name="P44"><text:a xlink:type="simple" xlink:href="py3o://if=%22i.date_due%22" text:style-name="Internet_20_link" text:visited-style-name="Visited_20_Internet_20_Link"><text:span text:style-name="T7">if="i.date_due"</text:span></text:a></text:p>
                  <text:p text:style-name="P44"><text:a xlink:type="simple" xlink:href="py3o://function=%22format_date(i.date_due,%20format='%25Y-%25m-%25d')%22" text:style-name="Internet_20_link" text:visited-style-name="Visited_20_Internet_20_Link"><text:span text:style-name="T23">function="format_date(i.date_due, format='%Y-%m-%d')"</text:span></text:a></text:p>
                  <text:p text:style-name="P44"><text:a xlink:type="simple" xlink:href="py3o:///if" text:style-name="Internet_20_link" text:visited-style-name="Visited_20_Internet_20_Link"><text:span text:style-name="T20">/if</text:span></text:a></text:p>
                </table:table-cell>
              </table:table-row>
              <table:table-row>
                <table:table-cell table:style-name="表5.A2" office:value-type="string">
                  <text:p text:style-name="P45">お振込先</text:p>
                </table:table-cell>
                <table:table-cell table:style-name="表5.B4" office:value-type="string">
                  <text:p text:style-name="P44"><text:a xlink:type="simple" xlink:href="py3o://if=%22p.company_bank_id%22" text:style-name="Internet_20_link" text:visited-style-name="Visited_20_Internet_20_Link"><text:span text:style-name="T5">if="p.company_bank_id"</text:span></text:a></text:p>
                  <text:p text:style-name="P43"><text:user-field-get text:name="py3o.p.company_bank_id.bank_id.name">BankName</text:user-field-get></text:p>
                  <text:p text:style-name="P43"><text:user-field-get text:name="py3o.p.company_bank_id.acc_number">AccountNumber</text:user-field-get></text:p>
                  <text:p text:style-name="P43"><text:user-field-get text:name="py3o.p.company_bank_id.acc_holder_name">AccountHolderName</text:user-field-get></text:p>
                  <text:p text:style-name="P44"><text:a xlink:type="simple" xlink:href="py3o:///if" text:style-name="Internet_20_link" text:visited-style-name="Visited_20_Internet_20_Link"><text:span text:style-name="T21">/if</text:span></text:a></text:p>
                </table:table-cell>
              </table:table-row>
            </table:table>
            <text:p text:style-name="P44"/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">合計金額</text:p>
          </table:table-cell>
          <table:table-cell table:style-name="Table3.A1" office:value-type="string">
            <text:p text:style-name="P10"><text:span text:style-name="T14">¥ </text:span><text:a xlink:type="simple" xlink:href="py3o://function=%22format_currency(i.amount_total,%20'JPY',%20format='#,%23%230')%22" text:style-name="Internet_20_link" text:visited-style-name="Visited_20_Internet_20_Link"><text:span text:style-name="T15">function="format_currency(i.amount_total, 'JPY', format='#,##0')"</text:span></text:a></text:p>
          </table:table-cell>
          <table:table-cell table:style-name="Table3.A1" office:value-type="string">
            <text:p text:style-name="P28">（消費税含む）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header-rows>
          <table:table-row>
            <table:table-cell table:style-name="Table2.A1" office:value-type="string">
              <text:p text:style-name="P49"><text:span text:style-name="T1">オーダ</text:span>番号</text:p>
            </table:table-cell>
            <table:table-cell table:style-name="Table2.A1" office:value-type="string">
              <text:p text:style-name="P51">商品名</text:p>
            </table:table-cell>
            <table:table-cell table:style-name="Table2.A1" office:value-type="string">
              <text:p text:style-name="P51">納入先</text:p>
            </table:table-cell>
            <table:table-cell table:style-name="Table2.A1" table:number-columns-spanned="2" office:value-type="string">
              <text:p text:style-name="P49">数量</text:p>
            </table:table-cell>
            <table:covered-table-cell/>
            <table:table-cell table:style-name="Table2.A1" table:number-columns-spanned="2" office:value-type="string">
              <text:p text:style-name="P49">単価</text:p>
            </table:table-cell>
            <table:covered-table-cell/>
            <table:table-cell table:style-name="Table2.A1" office:value-type="string">
              <text:p text:style-name="P53">消費税</text:p>
            </table:table-cell>
            <table:table-cell table:style-name="Table2.I1" office:value-type="string">
              <text:p text:style-name="P49"><text:span text:style-name="T2">金額</text:span><text:span text:style-name="T3">(税抜)</text:span></text:p>
            </table:table-cell>
          </table:table-row>
        </table:table-header-rows>
        <table:table-row>
          <table:table-cell table:style-name="Table2.A4" office:value-type="string">
            <text:p text:style-name="Table_20_Contents"><text:a xlink:type="simple" xlink:href="py3o://for=%22l%20in%20i.invoice_line_ids.sorted(key=lambda%20l:%20l.sale_order_name%20or%20'')%22" text:style-name="Internet_20_link" text:visited-style-name="Visited_20_Internet_20_Link"><text:span text:style-name="T71">for="l in i.invoice_line_ids.sorted(key=lambda l: l.sale_order_name or '')"</text:span></text:a></text:p>
          </table:table-cell>
          <table:table-cell table:style-name="Table2.B2" office:value-type="string">
            <text:p text:style-name="P13"/>
          </table:table-cell>
          <table:table-cell table:style-name="Table2.C2" office:value-type="string">
            <text:p text:style-name="P13"/>
          </table:table-cell>
          <table:table-cell table:style-name="Table2.D2" office:value-type="string">
            <text:p text:style-name="P13"/>
          </table:table-cell>
          <table:table-cell table:style-name="Table2.E2" office:value-type="string">
            <text:p text:style-name="P13"/>
          </table:table-cell>
          <table:table-cell table:style-name="Table2.F2" office:value-type="string">
            <text:p text:style-name="P13"/>
          </table:table-cell>
          <table:table-cell table:style-name="Table2.G2" office:value-type="string">
            <text:p text:style-name="P13"/>
          </table:table-cell>
          <table:table-cell table:style-name="Table2.H2" office:value-type="string">
            <text:p text:style-name="P13"/>
          </table:table-cell>
          <table:table-cell table:style-name="Table2.I2" office:value-type="string">
            <text:p text:style-name="P13"/>
          </table:table-cell>
        </table:table-row>
        <table:table-row>
          <table:table-cell table:style-name="Table2.A3" office:value-type="string">
            <text:p text:style-name="P30"><text:user-field-get text:name="py3o.l.sale_order_name">SaleOrderName</text:user-field-get></text:p>
          </table:table-cell>
          <table:table-cell table:style-name="Table2.B3" office:value-type="string">
            <text:p text:style-name="P15"><text:a xlink:type="simple" xlink:href="py3o://function=%22format_multiline(l.name)%22" text:style-name="Internet_20_link" text:visited-style-name="Visited_20_Internet_20_Link"><text:span text:style-name="T32">function="format_multiline(l.name)"</text:span></text:a></text:p>
          </table:table-cell>
          <table:table-cell table:style-name="Table2.B3" office:value-type="string">
            <text:p text:style-name="P31"><text:user-field-get text:name="py3o.l.shipping_address_name">ShipAddressName</text:user-field-get></text:p>
          </table:table-cell>
          <table:table-cell table:style-name="Table2.B3" office:value-type="string">
            <text:p text:style-name="P19"><text:a xlink:type="simple" xlink:href="py3o://function=%22format_currency(l.quantity,%20'JPY',%20format='#,%23%230')%22" text:style-name="Internet_20_link" text:visited-style-name="Visited_20_Internet_20_Link"><text:span text:style-name="T33">function="format_currency(l.quantity, 'JPY', format='#,##0')"</text:span></text:a></text:p>
            <text:p text:style-name="P21"><text:a xlink:type="simple" xlink:href="py3o://if=%22l.secondary_uom_id%22" text:style-name="Internet_20_link" text:visited-style-name="Visited_20_Internet_20_Link"><text:span text:style-name="T54">if="l.secondary_uom_id"</text:span></text:a></text:p>
            <text:p text:style-name="P21"><text:span text:style-name="T37">( </text:span><text:a xlink:type="simple" xlink:href="py3o://function=%22format_currency(l.secondary_uom_qty,%20'JPY',%20format='#,%23%230')%22" text:style-name="Internet_20_link" text:visited-style-name="Visited_20_Internet_20_Link"><text:span text:style-name="T36">function="format_currency(l.secondary_uom_qty, 'JPY', format='#,##0')"</text:span></text:a></text:p>
            <text:p text:style-name="P22"><text:a xlink:type="simple" xlink:href="py3o:///if" text:style-name="Internet_20_link" text:visited-style-name="Visited_20_Internet_20_Link"><text:span text:style-name="T34">/if</text:span></text:a></text:p>
          </table:table-cell>
          <table:table-cell table:style-name="Table2.B3" office:value-type="string">
            <text:p text:style-name="P32"><text:user-field-get text:name="py3o.l.uom_id.name">UOM</text:user-field-get></text:p>
            <text:p text:style-name="P14"><text:a xlink:type="simple" xlink:href="py3o://if=%22l.secondary_uom_id%22" text:style-name="Internet_20_link" text:visited-style-name="Visited_20_Internet_20_Link"><text:span text:style-name="T54">if="l.secondary_uom_id"</text:span></text:a></text:p>
            <text:p text:style-name="P33"><text:user-field-get text:name="py3o.l.secondary_uom_id.name">SecondaryUOM</text:user-field-get><text:s/><text:span text:style-name="T24">)</text:span></text:p>
            <text:p text:style-name="P14"><text:a xlink:type="simple" xlink:href="py3o:///if" text:style-name="Internet_20_link" text:visited-style-name="Visited_20_Internet_20_Link"><text:span text:style-name="T55">/if</text:span></text:a></text:p>
          </table:table-cell>
          <table:table-cell table:style-name="Table2.B3" office:value-type="string">
            <text:p text:style-name="P16"><text:span text:style-name="T39">¥ </text:span><text:a xlink:type="simple" xlink:href="py3o://function=%22format_currency(l.price_unit,%20'JPY',%20format='#,%23%230')%22" text:style-name="Internet_20_link" text:visited-style-name="Visited_20_Internet_20_Link"><text:span text:style-name="T35">function="format_currency(l.price_unit, 'JPY', format='#,##0')"</text:span></text:a></text:p>
            <text:p text:style-name="P20"><text:a xlink:type="simple" xlink:href="py3o://if=%22l.secondary_uom_price%22" text:style-name="Internet_20_link" text:visited-style-name="Visited_20_Internet_20_Link"><text:span text:style-name="T56">if="l.secondary_uom_price"</text:span></text:a></text:p>
            <text:p text:style-name="P20"><text:span text:style-name="T38">( </text:span><text:span text:style-name="T39">¥ </text:span><text:a xlink:type="simple" xlink:href="py3o://function=%22format_currency(l.secondary_uom_price,%20'JPY',%20format='#,%23%230')%22" text:style-name="Internet_20_link" text:visited-style-name="Visited_20_Internet_20_Link"><text:span text:style-name="T40">function="format_currency(l.secondary_uom_price, 'JPY', format='#,##0')"</text:span></text:a></text:p>
            <text:p text:style-name="P20"><text:a xlink:type="simple" xlink:href="py3o:///if" text:style-name="Internet_20_link" text:visited-style-name="Visited_20_Internet_20_Link"><text:span text:style-name="T55">/if</text:span></text:a></text:p>
          </table:table-cell>
          <table:table-cell table:style-name="Table2.B3" office:value-type="string">
            <text:p text:style-name="P39"/>
            <text:p text:style-name="P25"><text:a xlink:type="simple" xlink:href="py3o://if=%22l.secondary_uom_price%22" text:style-name="Internet_20_link" text:visited-style-name="Visited_20_Internet_20_Link"><text:span text:style-name="T56">if="l.secondary_uom_price"</text:span></text:a></text:p>
            <text:p text:style-name="P34">)</text:p>
            <text:p text:style-name="P25"><text:a xlink:type="simple" xlink:href="py3o:///if" text:style-name="Internet_20_link" text:visited-style-name="Visited_20_Internet_20_Link"><text:span text:style-name="T55">/if</text:span></text:a></text:p>
          </table:table-cell>
          <table:table-cell table:style-name="Table2.B3" office:value-type="string">
            <text:p text:style-name="P29"><text:user-field-get text:name="py3o.l.tax_desc">TaxDescription</text:user-field-get></text:p>
          </table:table-cell>
          <table:table-cell table:style-name="Table2.I3" office:value-type="string">
            <text:p text:style-name="P16"><text:span text:style-name="T41">¥ </text:span><text:a xlink:type="simple" xlink:href="py3o://function=%22format_currency(l.price_subtotal,%20'JPY',%20format='#,%23%230')%22" text:style-name="Internet_20_link" text:visited-style-name="Visited_20_Internet_20_Link"><text:span text:style-name="T42">function="format_currency(l.price_subtotal, 'JPY', format='#,##0')"</text:span></text:a></text:p>
          </table:table-cell>
        </table:table-row>
        <table:table-row>
          <table:table-cell table:style-name="Table2.A4" office:value-type="string">
            <text:p text:style-name="Table_20_Contents"><text:a xlink:type="simple" xlink:href="py3o:///for" text:style-name="Internet_20_link" text:visited-style-name="Visited_20_Internet_20_Link"><text:span text:style-name="T43">/for</text:span></text:a></text:p>
          </table:table-cell>
          <table:table-cell table:style-name="Table2.B4" office:value-type="string">
            <text:p text:style-name="P35"/>
          </table:table-cell>
          <table:table-cell table:style-name="Table2.C4" office:value-type="string">
            <text:p text:style-name="P35"/>
          </table:table-cell>
          <table:table-cell table:style-name="Table2.D4" office:value-type="string">
            <text:p text:style-name="P35"/>
          </table:table-cell>
          <table:table-cell table:style-name="Table2.E4" office:value-type="string">
            <text:p text:style-name="P35"/>
          </table:table-cell>
          <table:table-cell table:style-name="Table2.F4" office:value-type="string">
            <text:p text:style-name="P35"/>
          </table:table-cell>
          <table:table-cell table:style-name="Table2.G4" office:value-type="string">
            <text:p text:style-name="P35"/>
          </table:table-cell>
          <table:table-cell table:style-name="Table2.H4" office:value-type="string">
            <text:p text:style-name="P35"/>
          </table:table-cell>
          <table:table-cell table:style-name="Table2.I4" office:value-type="string">
            <text:p text:style-name="P35"/>
          </table:table-cell>
        </table:table-row>
      </table:table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47">小計</text:p>
          </table:table-cell>
          <table:table-cell table:style-name="表2.B1" office:value-type="string">
            <text:p text:style-name="P42"><text:span text:style-name="T65">¥ </text:span><text:a xlink:type="simple" xlink:href="py3o://function=%22format_currency(i.amount_untaxed,%20'JPY',%20format='#,%23%230')%22" text:style-name="Internet_20_link" text:visited-style-name="Visited_20_Internet_20_Link"><text:span text:style-name="T66">function="format_currency(i.amount_untaxed, 'JPY', format='#,##0')"</text:span></text:a></text:p>
          </table:table-cell>
        </table:table-row>
        <table:table-row>
          <table:table-cell table:style-name="表2.A2" office:value-type="string">
            <text:p text:style-name="P47">消費税</text:p>
          </table:table-cell>
          <table:table-cell table:style-name="表2.B2" office:value-type="string">
            <text:p text:style-name="P42"><text:span text:style-name="T65">¥ </text:span><text:a xlink:type="simple" xlink:href="py3o://function=%22format_currency(i.amount_tax,%20'JPY',%20format='#,%23%230')%22" text:style-name="Internet_20_link" text:visited-style-name="Visited_20_Internet_20_Link"><text:span text:style-name="T66">function="format_currency(i.amount_tax, 'JPY', format='#,##0')"</text:span></text:a></text:p>
          </table:table-cell>
        </table:table-row>
        <table:table-row>
          <table:table-cell table:style-name="表2.A2" office:value-type="string">
            <text:p text:style-name="P12"><text:span text:style-name="T17">合</text:span><text:span text:style-name="T16">計金額</text:span></text:p>
          </table:table-cell>
          <table:table-cell table:style-name="表2.B3" office:value-type="string">
            <text:h text:style-name="P73" text:outline-level="1"><text:span text:style-name="T67">¥ </text:span><text:a xlink:type="simple" xlink:href="py3o://function=%22format_currency(i.amount_total,%20'JPY',%20format='#,%23%230')%22" text:style-name="Internet_20_link" text:visited-style-name="Visited_20_Internet_20_Link"><text:span text:style-name="T68">function="format_currency(i.amount_total, 'JPY', format='#,##0')"</text:span></text:a></text:h>
          </table:table-cell>
        </table:table-row>
      </table:table>
      <text:p text:style-name="P7"/>
      <text:p text:style-name="P9">配送詳細</text:p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 table:number-columns-repeated="2"/>
        <table:table-column table:style-name="表4.G"/>
        <table:table-column table:style-name="表4.H"/>
        <table:table-row>
          <table:table-cell table:style-name="表4.A1" office:value-type="string">
            <text:p text:style-name="P55">納品日</text:p>
          </table:table-cell>
          <table:table-cell table:style-name="表4.A1" office:value-type="string">
            <text:p text:style-name="P50">商品名</text:p>
          </table:table-cell>
          <table:table-cell table:style-name="表4.A1" office:value-type="string">
            <text:p text:style-name="P52">納入先</text:p>
          </table:table-cell>
          <table:table-cell table:style-name="表4.A1" office:value-type="string">
            <text:p text:style-name="P50">数量</text:p>
          </table:table-cell>
          <table:table-cell table:style-name="表4.A1" office:value-type="string">
            <text:p text:style-name="P50">単価</text:p>
          </table:table-cell>
          <table:table-cell table:style-name="表4.A1" office:value-type="string">
            <text:p text:style-name="P72"><text:span text:style-name="T3">税抜</text:span><text:span text:style-name="T2">金額</text:span></text:p>
          </table:table-cell>
          <table:table-cell table:style-name="表4.A1" office:value-type="string">
            <text:p text:style-name="P50">消費税</text:p>
          </table:table-cell>
          <table:table-cell table:style-name="表4.H1" office:value-type="string">
            <text:p text:style-name="P72"><text:span text:style-name="T3">税率</text:span></text:p>
          </table:table-cell>
        </table:table-row>
        <table:table-row>
          <table:table-cell table:style-name="表4.A2" office:value-type="string">
            <text:p text:style-name="P23"><text:a xlink:type="simple" xlink:href="py3o://for=%22rl%20in%20o.line_ids%22" text:style-name="Internet_20_link" text:visited-style-name="Visited_20_Internet_20_Link"><text:span text:style-name="T57">for="rl in o.line_ids"</text:span></text:a></text:p>
          </table:table-cell>
          <table:table-cell table:style-name="表4.B2" office:value-type="string">
            <text:p text:style-name="P36"/>
          </table:table-cell>
          <table:table-cell table:style-name="表4.C2" office:value-type="string">
            <text:p text:style-name="P36"/>
          </table:table-cell>
          <table:table-cell table:style-name="表4.D2" office:value-type="string">
            <text:p text:style-name="P36"/>
          </table:table-cell>
          <table:table-cell table:style-name="表4.E2" office:value-type="string">
            <text:p text:style-name="P36"/>
          </table:table-cell>
          <table:table-cell table:style-name="表4.F2" office:value-type="string">
            <text:p text:style-name="P36"/>
          </table:table-cell>
          <table:table-cell table:style-name="表4.G2" office:value-type="string">
            <text:p text:style-name="P36"/>
          </table:table-cell>
          <table:table-cell table:style-name="表4.H2" office:value-type="string">
            <text:p text:style-name="P36"/>
          </table:table-cell>
        </table:table-row>
        <table:table-row>
          <table:table-cell table:style-name="表4.A3" office:value-type="string">
            <text:p text:style-name="P24"><text:a xlink:type="simple" xlink:href="py3o://with=%22m=rl.move_id%22" text:style-name="Internet_20_link" text:visited-style-name="Visited_20_Internet_20_Link"><text:span text:style-name="T57">with="m=rl.move_id"</text:span></text:a></text:p>
          </table:table-cell>
          <table:table-cell table:style-name="表4.B3" office:value-type="string">
            <text:p text:style-name="P36"/>
          </table:table-cell>
          <table:table-cell table:style-name="表4.C3" office:value-type="string">
            <text:p text:style-name="P36"/>
          </table:table-cell>
          <table:table-cell table:style-name="表4.D3" office:value-type="string">
            <text:p text:style-name="P36"/>
          </table:table-cell>
          <table:table-cell table:style-name="表4.E3" office:value-type="string">
            <text:p text:style-name="P36"/>
          </table:table-cell>
          <table:table-cell table:style-name="表4.F3" office:value-type="string">
            <text:p text:style-name="P36"/>
          </table:table-cell>
          <table:table-cell table:style-name="表4.G3" office:value-type="string">
            <text:p text:style-name="P36"/>
          </table:table-cell>
          <table:table-cell table:style-name="表4.H3" office:value-type="string">
            <text:p text:style-name="P36"/>
          </table:table-cell>
        </table:table-row>
        <table:table-row>
          <table:table-cell table:style-name="表4.A4" office:value-type="string">
            <text:p text:style-name="P40"><text:a xlink:type="simple" xlink:href="py3o://if=%22m%22" text:style-name="Internet_20_link" text:visited-style-name="Visited_20_Internet_20_Link"><text:span text:style-name="T61">if="m"</text:span></text:a></text:p>
            <text:p text:style-name="Table_20_Contents"><text:a xlink:type="simple" xlink:href="py3o://function=%22format_date(m.picking_id.date_delivered,%20format='%25Y-%25m-%25d')%22" text:style-name="Internet_20_link" text:visited-style-name="Visited_20_Internet_20_Link"><text:span text:style-name="T58">function="format_date(m.picking_id.date_delivered, format='%Y-%m-%d')"</text:span></text:a></text:p>
            <text:p text:style-name="Table_20_Contents"><text:a xlink:type="simple" xlink:href="py3o:///if" text:style-name="Internet_20_link" text:visited-style-name="Visited_20_Internet_20_Link"><text:span text:style-name="T63">/if</text:span></text:a></text:p>
          </table:table-cell>
          <table:table-cell table:style-name="表4.B4" office:value-type="string">
            <text:p text:style-name="P74"><text:a xlink:type="simple" xlink:href="py3o://function=%22format_multiline(rl.invoice_line_id.name)%22" text:style-name="Internet_20_link" text:visited-style-name="Visited_20_Internet_20_Link"><text:span text:style-name="T64">function="format_multiline(rl.invoice_line_id.name)"</text:span></text:a></text:p>
          </table:table-cell>
          <table:table-cell table:style-name="表4.B4" office:value-type="string">
            <text:p text:style-name="P37"><text:user-field-get text:name="py3o.m.picking_id.partner_id.name">ShipAddressName</text:user-field-get></text:p>
          </table:table-cell>
          <table:table-cell table:style-name="表4.B4" office:value-type="string">
            <text:p text:style-name="P80"><text:span text:style-name="T45"><text:user-field-get text:name="py3o.rl.qty_desc">QtyDesc</text:user-field-get></text:span></text:p>
          </table:table-cell>
          <table:table-cell table:style-name="表4.B4" office:value-type="string">
            <text:p text:style-name="P77"><text:span text:style-name="T53"><text:user-field-get text:name="py3o.rl.price_unit_desc">PriceUnitDesc</text:user-field-get></text:span></text:p>
          </table:table-cell>
          <table:table-cell table:style-name="表4.B4" office:value-type="string">
            <text:p text:style-name="P18"><text:span text:style-name="T47">¥ </text:span><text:a xlink:type="simple" xlink:href="py3o://function=%22format_currency(rl.price_subtotal,%20'JPY',%20format='#,%23%230')%22" text:style-name="Internet_20_link" text:visited-style-name="Visited_20_Internet_20_Link"><text:span text:style-name="T51">function="format_currency(rl.price_subtotal, 'JPY', format='#,##0')"</text:span></text:a></text:p>
          </table:table-cell>
          <table:table-cell table:style-name="表4.B4" office:value-type="string">
            <text:p text:style-name="P79"><text:span text:style-name="T47">¥ </text:span><text:a xlink:type="simple" xlink:href="py3o://function=%22format_currency(rl.price_tax,%20'JPY',%20format='#,%23%230')%22" text:style-name="Internet_20_link" text:visited-style-name="Visited_20_Internet_20_Link"><text:span text:style-name="T52">function="format_currency(rl.price_tax, 'JPY', format='#,##0')"</text:span></text:a></text:p>
          </table:table-cell>
          <table:table-cell table:style-name="表4.H4" office:value-type="string">
            <text:p text:style-name="P18"><text:span text:style-name="T49"><text:user-field-get text:name="py3o.rl.tax_desc">TaxDesc</text:user-field-get></text:span></text:p>
          </table:table-cell>
        </table:table-row>
        <table:table-row>
          <table:table-cell table:style-name="表4.A5" office:value-type="string">
            <text:p text:style-name="P24"><text:a xlink:type="simple" xlink:href="py3o:///with" text:style-name="Internet_20_link" text:visited-style-name="Visited_20_Internet_20_Link"><text:span text:style-name="T44">/with</text:span></text:a></text:p>
          </table:table-cell>
          <table:table-cell table:style-name="表4.B5" office:value-type="string">
            <text:p text:style-name="P36"/>
          </table:table-cell>
          <table:table-cell table:style-name="表4.C5" office:value-type="string">
            <text:p text:style-name="P36"/>
          </table:table-cell>
          <table:table-cell table:style-name="表4.D5" office:value-type="string">
            <text:p text:style-name="P36"/>
          </table:table-cell>
          <table:table-cell table:style-name="表4.E5" office:value-type="string">
            <text:p text:style-name="P36"/>
          </table:table-cell>
          <table:table-cell table:style-name="表4.F5" office:value-type="string">
            <text:p text:style-name="P36"/>
          </table:table-cell>
          <table:table-cell table:style-name="表4.G5" office:value-type="string">
            <text:p text:style-name="P36"/>
          </table:table-cell>
          <table:table-cell table:style-name="表4.H5" office:value-type="string">
            <text:p text:style-name="P36"/>
          </table:table-cell>
        </table:table-row>
        <table:table-row>
          <table:table-cell table:style-name="表4.A6" office:value-type="string">
            <text:p text:style-name="P23"><text:a xlink:type="simple" xlink:href="py3o:///for" text:style-name="Internet_20_link" text:visited-style-name="Visited_20_Internet_20_Link"><text:span text:style-name="T43">/for</text:span></text:a></text:p>
          </table:table-cell>
          <table:table-cell table:style-name="表4.B6" office:value-type="string">
            <text:p text:style-name="P36"/>
          </table:table-cell>
          <table:table-cell table:style-name="表4.C6" office:value-type="string">
            <text:p text:style-name="P36"/>
          </table:table-cell>
          <table:table-cell table:style-name="表4.D6" office:value-type="string">
            <text:p text:style-name="P36"/>
          </table:table-cell>
          <table:table-cell table:style-name="表4.E6" office:value-type="string">
            <text:p text:style-name="P36"/>
          </table:table-cell>
          <table:table-cell table:style-name="表4.F6" office:value-type="string">
            <text:p text:style-name="P36"/>
          </table:table-cell>
          <table:table-cell table:style-name="表4.G6" office:value-type="string">
            <text:p text:style-name="P36"/>
          </table:table-cell>
          <table:table-cell table:style-name="表4.H6" office:value-type="string">
            <text:p text:style-name="P36"/>
          </table:table-cell>
        </table:table-row>
      </table:table>
      <text:p text:style-name="P8"/>
      <table:table table:name="表7" table:style-name="表7">
        <table:table-column table:style-name="表7.A"/>
        <table:table-row>
          <table:table-cell table:style-name="表7.A1" office:value-type="string">
            <text:p text:style-name="P27">備考：</text:p>
            <text:p text:style-name="P26"><text:a xlink:type="simple" xlink:href="py3o://function=%22format_multiline(i.comment)%22" text:style-name="Internet_20_link" text:visited-style-name="Visited_20_Internet_20_Link"><text:span text:style-name="T25">function="format_multiline(i.comment)"</text:span></text:a></text:p>
          </table:table-cell>
        </table:table-row>
      </table:table>
      <text:p text:style-name="P3"><text:a xlink:type="simple" xlink:href="py3o:///with" text:style-name="Internet_20_link" text:visited-style-name="Visited_20_Internet_20_Link"><text:span text:style-name="T69">/with</text:span></text:a></text:p>
      <text:p text:style-name="P2"><text:a xlink:type="simple" xlink:href="py3o:///with" text:style-name="Internet_20_link" text:visited-style-name="Visited_20_Internet_20_Link"><text:span text:style-name="T69">/with</text:span></text:a></text:p>
      <text:p text:style-name="P1"><text:a xlink:type="simple" xlink:href="py3o:///for" text:style-name="Internet_20_link" text:visited-style-name="Visited_20_Internet_20_Link"><text:span text:style-name="T70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Noto Serif CJK JP2" svg:font-family="'Noto Serif CJK JP'" style:font-family-generic="roman" style:font-pitch="variable"/>
    <style:font-face style:name="Noto Serif CJK JP1" svg:font-family="'Noto Serif CJK JP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Noto Serif JP" svg:font-family="'Noto Serif JP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cm" fo:margin-bottom="0.055cm" loext:contextual-spacing="false" style:line-height-at-least="0.028cm" fo:text-align="start" style:justify-single-word="false" style:shadow="none">
        <style:tab-stops/>
      </style:paragraph-properties>
      <style:text-properties style:font-name="Noto Serif CJK JP" fo:font-family="'Noto Serif CJK JP'" style:font-style-name="標準" style:font-family-generic="roman" style:font-pitch="variable" fo:font-size="9pt" fo:font-weight="normal" officeooo:rsid="01c845c9" style:font-name-asian="Noto Serif CJK JP" style:font-family-asian="'Noto Serif CJK JP'" style:font-style-name-asian="標準" style:font-family-generic-asian="roman" style:font-pitch-asian="variable" style:font-size-asian="9pt" style:language-asian="ja" style:country-asian="JP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Noto Serif CJK JP" fo:font-family="'Noto Serif CJK JP'" style:font-style-name="標準" style:font-family-generic="roman" style:font-pitch="variable" fo:font-size="7pt" style:font-size-asian="7pt" style:language-asian="ja" style:country-asian="JP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" fo:font-family="游ゴシック" style:font-style-name="太字" style:font-family-generic="modern" style:font-pitch="variable" fo:font-size="135%" fo:font-weight="bold" style:font-name-asian="游ゴシック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Noto Serif CJK JP1" fo:font-family="'Noto Serif CJK JP'" style:font-style-name="太字" style:font-family-generic="roman" style:font-pitch="variable" fo:font-size="20pt" fo:font-weight="bold" style:font-name-asian="Noto Serif CJK JP1" style:font-family-asian="'Noto Serif CJK JP'" style:font-style-name-asian="太字" style:font-family-generic-asian="roma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Noto Serif CJK JP1" fo:font-family="'Noto Serif CJK JP'" style:font-style-name="太字" style:font-family-generic="roman" style:font-pitch="variable" fo:font-size="75%" fo:font-weight="bold" style:font-name-asian="Noto Serif CJK JP1" style:font-family-asian="'Noto Serif CJK JP'" style:font-style-name-asian="太字" style:font-family-generic-asian="roma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0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10-22T22:52:13.279000000</dc:date>
    <meta:editing-duration>P8DT14H41M31S</meta:editing-duration>
    <meta:editing-cycles>713</meta:editing-cycles>
    <meta:generator>LibreOffice/6.1.5.2$Windows_X86_64 LibreOffice_project/90f8dcf33c87b3705e78202e3df5142b201bd805</meta:generator>
    <meta:document-statistic meta:table-count="10" meta:image-count="0" meta:object-count="0" meta:page-count="1" meta:paragraph-count="106" meta:word-count="273" meta:character-count="1991" meta:non-whitespace-character-count="1933"/>
  </office:meta>
</office:document-meta>
</file>